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499cm"/>
    </style:style>
    <style:style style:name="P2" style:family="paragraph" style:parent-style-name="Text_20_body">
      <style:paragraph-properties fo:margin-top="0cm" fo:margin-bottom="0.499cm" fo:text-align="center" style:justify-single-word="false"/>
    </style:style>
    <style:style style:name="P3" style:family="paragraph" style:parent-style-name="Text_20_body">
      <style:paragraph-properties fo:margin-top="0cm" fo:margin-bottom="0.499cm" fo:text-align="center" style:justify-single-word="false"/>
      <style:text-properties style:font-name="Liberation Sans" fo:font-size="18pt" fo:font-weight="bold"/>
    </style:style>
    <style:style style:name="P4" style:family="paragraph" style:parent-style-name="Text_20_body">
      <style:paragraph-properties fo:margin-top="0cm" fo:margin-bottom="0.499cm"/>
      <style:text-properties fo:font-style="italic"/>
    </style:style>
    <style:style style:name="P5" style:family="paragraph" style:parent-style-name="Text_20_body">
      <style:paragraph-properties fo:margin-top="0cm" fo:margin-bottom="0.499cm"/>
      <style:text-properties fo:font-style="italic" style:font-style-asian="italic" style:font-style-complex="italic"/>
    </style:style>
    <style:style style:name="P6" style:family="paragraph" style:parent-style-name="Text_20_body">
      <style:paragraph-properties fo:margin-top="0cm" fo:margin-bottom="0.499cm"/>
      <style:text-properties fo:font-style="italic" fo:font-weight="normal" fo:background-color="#ffff00" style:font-style-asian="italic" style:font-weight-asian="normal" style:font-style-complex="italic" style:font-weight-complex="normal"/>
    </style:style>
    <style:style style:name="P7" style:family="paragraph" style:parent-style-name="Text_20_body">
      <style:paragraph-properties fo:margin-top="0cm" fo:margin-bottom="0.499cm"/>
      <style:text-properties fo:font-style="italic" fo:background-color="#ffff00" style:font-style-asian="italic" style:font-style-complex="italic"/>
    </style:style>
    <style:style style:name="P8" style:family="paragraph" style:parent-style-name="Text_20_body">
      <style:paragraph-properties fo:margin-top="0cm" fo:margin-bottom="0.499cm"/>
      <style:text-properties fo:font-size="10pt" fo:font-style="italic" style:font-style-asian="italic" style:font-style-complex="italic"/>
    </style:style>
    <style:style style:name="P9" style:family="paragraph" style:parent-style-name="Text_20_body">
      <style:paragraph-properties fo:margin-top="0cm" fo:margin-bottom="0.499cm"/>
      <style:text-properties fo:font-size="10pt" fo:font-style="italic" fo:font-weight="bold" style:font-style-asian="italic" style:font-style-complex="italic"/>
    </style:style>
    <style:style style:name="P10" style:family="paragraph" style:parent-style-name="Text_20_body">
      <style:paragraph-properties fo:margin-top="0cm" fo:margin-bottom="0.499cm"/>
      <style:text-properties fo:font-size="10pt" fo:font-style="italic" fo:background-color="#ffff00" style:font-style-asian="italic" style:font-style-complex="italic"/>
    </style:style>
    <style:style style:name="P11" style:family="paragraph" style:parent-style-name="Text_20_body">
      <style:paragraph-properties fo:margin-top="0cm" fo:margin-bottom="0.499cm"/>
      <style:text-properties fo:font-size="10pt" fo:font-style="italic" fo:font-weight="normal" style:font-style-asian="italic" style:font-weight-asian="normal" style:font-style-complex="italic" style:font-weight-complex="normal"/>
    </style:style>
    <style:style style:name="P12" style:family="paragraph" style:parent-style-name="Text_20_body">
      <style:paragraph-properties fo:margin-top="0cm" fo:margin-bottom="0.499cm"/>
      <style:text-properties fo:font-size="10pt" fo:font-style="normal" fo:background-color="#ffff00" style:font-style-asian="normal" style:font-style-complex="normal"/>
    </style:style>
    <style:style style:name="P13" style:family="paragraph" style:parent-style-name="Text_20_body">
      <style:paragraph-properties fo:margin-top="0cm" fo:margin-bottom="0.499cm"/>
      <style:text-properties style:font-name="Times New Roman1" fo:font-size="10pt" fo:font-style="italic" style:font-name-asian="Times New Roman1" style:font-size-asian="12pt" style:font-style-asian="italic" style:font-name-complex="Times New Roman1" style:font-size-complex="12pt" style:font-style-complex="italic"/>
    </style:style>
    <style:style style:name="P14" style:family="paragraph" style:parent-style-name="Text_20_body">
      <style:paragraph-properties fo:margin-top="0cm" fo:margin-bottom="0.499cm"/>
      <style:text-properties fo:font-weight="bold"/>
    </style:style>
    <style:style style:name="P15" style:family="paragraph" style:parent-style-name="Text_20_body">
      <style:paragraph-properties fo:margin-top="0cm" fo:margin-bottom="0.499cm" fo:background-color="#e6e6e6">
        <style:background-image/>
      </style:paragraph-properties>
    </style:style>
    <style:style style:name="P16" style:family="paragraph" style:parent-style-name="Text_20_body">
      <style:paragraph-properties fo:margin-top="0cm" fo:margin-bottom="0.499cm" fo:text-align="start" style:justify-single-word="false" fo:background-color="#e6e6e6">
        <style:background-image/>
      </style:paragraph-properties>
    </style:style>
    <style:style style:name="P17" style:family="paragraph" style:parent-style-name="Text_20_body">
      <style:paragraph-properties fo:margin-top="0cm" fo:margin-bottom="0.499cm" fo:background-color="#e6e6e6">
        <style:background-image/>
      </style:paragraph-properties>
      <style:text-properties fo:font-size="10pt"/>
    </style:style>
    <style:style style:name="P18" style:family="paragraph" style:parent-style-name="Text_20_body">
      <style:paragraph-properties fo:margin-top="0cm" fo:margin-bottom="0.499cm" fo:background-color="#e6e6e6">
        <style:background-image/>
      </style:paragraph-properties>
      <style:text-properties fo:font-size="10pt" style:font-size-asian="10pt" style:font-size-complex="10pt"/>
    </style:style>
    <style:style style:name="P19" style:family="paragraph" style:parent-style-name="Text_20_body">
      <style:paragraph-properties fo:margin-top="0cm" fo:margin-bottom="0.499cm" fo:text-align="start" style:justify-single-word="false" fo:background-color="#e6e6e6">
        <style:background-image/>
      </style:paragraph-properties>
      <style:text-properties fo:font-size="10pt" style:font-size-asian="10pt" style:font-size-complex="10pt"/>
    </style:style>
    <style:style style:name="P20" style:family="paragraph" style:parent-style-name="Text_20_body">
      <style:paragraph-properties fo:margin-top="0cm" fo:margin-bottom="0.499cm" fo:background-color="#e6e6e6">
        <style:background-image/>
      </style:paragraph-properties>
      <style:text-properties fo:font-size="10pt" fo:font-weight="normal" style:font-size-asian="10pt" style:font-weight-asian="normal" style:font-size-complex="10pt" style:font-weight-complex="normal"/>
    </style:style>
    <style:style style:name="P21" style:family="paragraph" style:parent-style-name="Text_20_body">
      <style:paragraph-properties fo:margin-top="0cm" fo:margin-bottom="0.499cm" fo:text-align="start" style:justify-single-word="false" fo:background-color="#e6e6e6">
        <style:background-image/>
      </style:paragraph-properties>
      <style:text-properties fo:font-size="10pt" fo:font-weight="normal" style:font-weight-asian="normal" style:font-weight-complex="normal"/>
    </style:style>
    <style:style style:name="P22" style:family="paragraph" style:parent-style-name="Text_20_body">
      <style:paragraph-properties fo:margin-top="0cm" fo:margin-bottom="0.499cm" fo:background-color="#e6e6e6">
        <style:background-image/>
      </style:paragraph-properties>
      <style:text-properties fo:font-size="10pt" fo:font-weight="bold" style:font-size-asian="10pt" style:font-weight-asian="bold" style:font-size-complex="10pt" style:font-weight-complex="bold"/>
    </style:style>
    <style:style style:name="P23" style:family="paragraph" style:parent-style-name="Text_20_body">
      <style:paragraph-properties fo:margin-top="0cm" fo:margin-bottom="0.499cm" fo:background-color="#e6e6e6">
        <style:background-image/>
      </style:paragraph-properties>
      <style:text-properties fo:font-size="10pt" fo:font-weight="bold" style:font-weight-asian="bold" style:font-weight-complex="bold"/>
    </style:style>
    <style:style style:name="P24" style:family="paragraph" style:parent-style-name="Text_20_body">
      <style:paragraph-properties fo:margin-top="0cm" fo:margin-bottom="0.499cm" fo:text-align="start" style:justify-single-word="false" fo:background-color="#e6e6e6">
        <style:background-image/>
      </style:paragraph-properties>
      <style:text-properties fo:font-size="10pt" fo:font-weight="bold" style:font-weight-asian="bold" style:font-weight-complex="bold"/>
    </style:style>
    <style:style style:name="P25" style:family="paragraph" style:parent-style-name="Text_20_body">
      <style:paragraph-properties fo:margin-top="0cm" fo:margin-bottom="0.499cm" fo:text-align="start" style:justify-single-word="false" fo:background-color="#e6e6e6">
        <style:background-image/>
      </style:paragraph-properties>
      <style:text-properties fo:font-size="10pt"/>
    </style:style>
    <style:style style:name="P26" style:family="paragraph" style:parent-style-name="Text_20_body">
      <style:paragraph-properties fo:margin-top="0cm" fo:margin-bottom="0.499cm" fo:background-color="#e6e6e6">
        <style:background-image/>
      </style:paragraph-properties>
      <style:text-properties fo:font-size="10pt" fo:font-style="italic" fo:font-weight="bold"/>
    </style:style>
    <style:style style:name="P27"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28"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style:font-name-asian="Times New Roman1" style:font-size-asian="12pt" style:font-name-complex="Times New Roman1" style:font-size-complex="12pt"/>
    </style:style>
    <style:style style:name="P29" style:family="paragraph" style:parent-style-name="Text_20_body">
      <style:paragraph-properties fo:margin-top="0cm" fo:margin-bottom="0.499cm" fo:background-color="#e6e6e6">
        <style:background-image/>
      </style:paragraph-properties>
      <style:text-properties style:font-name="Times New Roman1" fo:font-size="10pt" style:font-name-asian="Times New Roman1" style:font-size-asian="10pt" style:font-name-complex="Times New Roman1" style:font-size-complex="10pt"/>
    </style:style>
    <style:style style:name="P30"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fo:font-weight="bold" style:font-name-asian="Times New Roman1" style:font-size-asian="12pt" style:font-weight-asian="bold" style:font-name-complex="Times New Roman1" style:font-size-complex="12pt" style:font-weight-complex="bold"/>
    </style:style>
    <style:style style:name="P31" style:family="paragraph" style:parent-style-name="Text_20_body">
      <style:paragraph-properties fo:margin-top="0cm" fo:margin-bottom="0.499cm" fo:background-color="#e6e6e6">
        <style:background-image/>
      </style:paragraph-properties>
      <style:text-properties style:font-name="Times New Roman1" fo:font-size="10pt" fo:font-weight="normal" style:font-name-asian="Times New Roman1" style:font-size-asian="12pt" style:font-weight-asian="normal" style:font-name-complex="Times New Roman1" style:font-size-complex="12pt" style:font-weight-complex="normal"/>
    </style:style>
    <style:style style:name="P32" style:family="paragraph" style:parent-style-name="Text_20_body">
      <style:paragraph-properties fo:margin-top="0cm" fo:margin-bottom="0.499cm" fo:text-align="start" style:justify-single-word="false" fo:background-color="#e6e6e6">
        <style:background-image/>
      </style:paragraph-properties>
      <style:text-properties style:font-name="Times New Roman1" fo:font-size="10pt" fo:font-weight="normal" style:font-name-asian="Times New Roman1" style:font-size-asian="12pt" style:font-weight-asian="normal" style:font-name-complex="Times New Roman1" style:font-size-complex="12pt" style:font-weight-complex="normal"/>
    </style:style>
    <style:style style:name="P33" style:family="paragraph" style:parent-style-name="Text_20_body">
      <style:text-properties fo:font-style="italic" style:font-style-asian="italic" style:font-style-complex="italic"/>
    </style:style>
    <style:style style:name="P34" style:family="paragraph" style:parent-style-name="Text_20_body">
      <style:text-properties fo:font-style="italic" fo:background-color="#ffff00" style:font-style-asian="italic" style:font-style-complex="italic"/>
    </style:style>
    <style:style style:name="P35" style:family="paragraph" style:parent-style-name="Text_20_body">
      <style:text-properties fo:background-color="#ffff00"/>
    </style:style>
    <style:style style:name="P36" style:family="paragraph" style:parent-style-name="Text_20_body">
      <style:text-properties fo:font-size="10pt"/>
    </style:style>
    <style:style style:name="P37" style:family="paragraph" style:parent-style-name="Text_20_body">
      <style:text-properties fo:font-size="10pt" fo:font-style="italic" style:font-style-asian="italic" style:font-style-complex="italic"/>
    </style:style>
    <style:style style:name="P38" style:family="paragraph" style:parent-style-name="Text_20_body">
      <style:text-properties fo:color="#000000"/>
    </style:style>
    <style:style style:name="P39" style:family="paragraph" style:parent-style-name="Text_20_body">
      <style:text-properties fo:color="#000000" fo:font-style="italic" style:font-style-asian="italic" style:font-style-complex="italic"/>
    </style:style>
    <style:style style:name="P40" style:family="paragraph" style:parent-style-name="Text_20_body" style:master-page-name="HTML">
      <style:paragraph-properties fo:margin-top="0cm" fo:margin-bottom="0.499cm" style:page-number="auto"/>
    </style:style>
    <style:style style:name="P41" style:family="paragraph" style:parent-style-name="Text_20_body">
      <style:paragraph-properties fo:margin-top="0cm" fo:margin-bottom="0.499cm"/>
    </style:style>
    <style:style style:name="P42" style:family="paragraph" style:parent-style-name="Text_20_body" style:list-style-name="L1">
      <style:paragraph-properties fo:margin-top="0cm" fo:margin-bottom="0.499cm"/>
      <style:text-properties style:text-underline-style="none" fo:font-weight="normal" style:font-weight-asian="normal" style:font-weight-complex="normal"/>
    </style:style>
    <style:style style:name="P43" style:family="paragraph" style:parent-style-name="Text_20_body">
      <style:paragraph-properties fo:margin-top="0cm" fo:margin-bottom="0.499cm"/>
      <style:text-properties style:font-name="Times New Roman1" fo:font-size="12pt" fo:font-style="italic" fo:background-color="#ffff00" style:font-name-asian="Times New Roman1" style:font-size-asian="12pt" style:font-style-asian="italic" style:font-name-complex="Times New Roman1" style:font-size-complex="12pt" style:font-style-complex="italic"/>
    </style:style>
    <style:style style:name="P44" style:family="paragraph" style:parent-style-name="Text_20_body">
      <style:paragraph-properties fo:margin-top="0cm" fo:margin-bottom="0.499cm" fo:text-align="center" style:justify-single-word="false"/>
    </style:style>
    <style:style style:name="P45" style:family="paragraph" style:parent-style-name="Text_20_body">
      <style:paragraph-properties fo:margin-top="0cm" fo:margin-bottom="0.499cm" fo:text-align="center" style:justify-single-word="false"/>
      <style:text-properties style:font-name="Liberation Sans" fo:font-size="18pt" fo:font-weight="bold"/>
    </style:style>
    <style:style style:name="P46" style:family="paragraph" style:parent-style-name="Contents_20_2">
      <style:paragraph-properties>
        <style:tab-stops>
          <style:tab-stop style:position="18.09cm" style:type="right" style:leader-style="dotted" style:leader-text="."/>
        </style:tab-stops>
      </style:paragraph-properties>
    </style:style>
    <style:style style:name="P47" style:family="paragraph" style:parent-style-name="Heading_20_3">
      <style:text-properties fo:font-weight="bold"/>
    </style:style>
    <style:style style:name="P48" style:family="paragraph" style:parent-style-name="Heading_20_1">
      <style:paragraph-properties fo:margin-left="0cm" fo:margin-right="0.152cm" fo:text-indent="0cm" style:auto-text-indent="false"/>
    </style:style>
    <style:style style:name="P49" style:family="paragraph" style:parent-style-name="Heading_20_1">
      <style:paragraph-properties fo:break-before="page"/>
    </style:style>
    <style:style style:name="P50" style:family="paragraph" style:parent-style-name="Contents_20_1">
      <style:paragraph-properties>
        <style:tab-stops>
          <style:tab-stop style:position="18.59cm" style:type="right" style:leader-style="dotted" style:leader-text="."/>
        </style:tab-stops>
      </style:paragraph-properties>
    </style:style>
    <style:style style:name="P51" style:family="paragraph" style:parent-style-name="Heading_20_2">
      <style:text-properties fo:font-style="italic"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ize="10pt" fo:font-weight="bold"/>
    </style:style>
    <style:style style:name="T5" style:family="text">
      <style:text-properties fo:font-size="10pt" fo:font-weight="bold" style:font-weight-asian="bold" style:font-weight-complex="bold"/>
    </style:style>
    <style:style style:name="T6" style:family="text">
      <style:text-properties fo:font-size="10pt" fo:font-weight="bold"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style="italic"/>
    </style:style>
    <style:style style:name="T9" style:family="text">
      <style:text-properties fo:font-size="10pt" fo:font-style="italic" fo:font-weight="bold"/>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color="#000000"/>
    </style:style>
    <style:style style:name="T12" style:family="text">
      <style:text-properties fo:color="#000000" fo:font-size="10pt"/>
    </style:style>
    <style:style style:name="T13" style:family="text">
      <style:text-properties fo:color="#000000" fo:font-size="10pt" fo:font-weight="bold"/>
    </style:style>
    <style:style style:name="T14" style:family="text">
      <style:text-properties fo:font-style="italic" fo:font-weight="bold"/>
    </style:style>
    <style:style style:name="T15" style:family="text">
      <style:text-properties fo:font-style="italic" style:font-style-asian="italic" style:font-style-complex="italic"/>
    </style:style>
    <style:style style:name="T16" style:family="text">
      <style:text-properties fo:font-style="italic" fo:background-color="#ffff00" style:font-style-asian="italic" style:font-style-complex="italic"/>
    </style:style>
    <style:style style:name="T17" style:family="text">
      <style:text-properties fo:font-weight="normal" style:font-weight-asian="normal" style:font-weight-complex="normal"/>
    </style:style>
    <style:style style:name="T18" style:family="text">
      <style:text-properties style:font-name="Times New Roman1" fo:font-size="10pt" fo:font-weight="bold" style:font-name-asian="Times New Roman1" style:font-size-asian="12pt" style:font-weight-asian="bold" style:font-name-complex="Times New Roman1" style:font-size-complex="12pt" style:font-weight-complex="bold"/>
    </style:style>
    <style:style style:name="T19" style:family="text">
      <style:text-properties style:font-name="Times New Roman1" fo:font-size="10pt" fo:font-weight="bold" style:font-name-asian="Times New Roman1" style:font-size-asian="12pt" style:font-name-complex="Times New Roman1" style:font-size-complex="12pt"/>
    </style:style>
    <style:style style:name="T20" style:family="text">
      <style:text-properties style:font-name="Times New Roman1" fo:font-size="10pt" style:font-name-asian="Times New Roman1" style:font-size-asian="12pt" style:font-name-complex="Times New Roman1" style:font-size-complex="12pt"/>
    </style:style>
    <style:style style:name="T2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Syscheck</text:p>
      <text:p text:style-name="P3">Mysql replication for </text:p>
      <text:p text:style-name="P3">redundancy and fail over</text:p>
      <text:p text:style-name="P2">Henrik Andreasson </text:p>
      <text:p text:style-name="P2">kinneh@users.sourceforge.net</text:p>
      <text:p text:style-name="P2">2010-11-23</text:p>
      <text:p text:style-name="P2">Version 1.5.17</text:p>
      <text:p text:style-name="P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System preparation for database replication <text:tab/>3</text:p>
          <text:p text:style-name="P46"><text:s/>1.1 Prerequisites <text:tab/>3</text:p>
          <text:p text:style-name="P46"><text:s/>1.2 Configure master- and slave-hosts ipaddresses<text:tab/>3</text:p>
          <text:p text:style-name="P46"><text:s/>1.3 Configure SSH-keys <text:tab/>3</text:p>
          <text:p text:style-name="P46"><text:s/>1.4 Configure related-enabled scripts <text:tab/>3</text:p>
          <text:p text:style-name="P46"><text:s/>1.5 Copy config from node1 to node2 <text:tab/>3</text:p>
          <text:p text:style-name="P46"><text:s/>1.6 Configure database users and ipaddresses for nodes<text:tab/>5</text:p>
          <text:p text:style-name="P46"><text:s/>1.7 Create mysql-user access rules on node1<text:tab/>5</text:p>
          <text:p text:style-name="P46"><text:s/>1.8 Create mysql-user access rules on node2<text:tab/>6</text:p>
          <text:p text:style-name="P46"><text:s/>1.9 Create mysql-replication-user on node1<text:tab/>6</text:p>
          <text:p text:style-name="P46"><text:s/>1.10 Create an empty db on node2 <text:tab/>7</text:p>
          <text:p text:style-name="P46"><text:s/>1.11 Configure mysql server for replication on node1<text:tab/>8</text:p>
          <text:p text:style-name="P46"><text:s/>1.12 Configure mysql server for replication on node2<text:tab/>8</text:p>
          <text:p text:style-name="P46"><text:s/>1.13 Configure the virtual IP<text:tab/>9</text:p>
          <text:p text:style-name="P50"><text:s/>2 Production interrupting steps to sync db from node1 to node2<text:tab/>11</text:p>
          <text:p text:style-name="P46"><text:s/>2.1 Stop jboss application server<text:tab/>11</text:p>
          <text:p text:style-name="P46"><text:s/>2.2 Restart <text:s/>mysql server to make replication options take effect<text:tab/>11</text:p>
          <text:p text:style-name="P46"><text:s/>2.3 Lock the database <text:s text:c="2"/><text:tab/>12</text:p>
          <text:p text:style-name="P46"><text:soft-page-break/><text:s/>2.4 Make a database backup <text:tab/>12</text:p>
          <text:p text:style-name="P46"><text:s/>2.5 Transfer the database-backup to node2 <text:tab/>13</text:p>
          <text:p text:style-name="P46"><text:s/>2.6 Restore mysql database on node2 <text:tab/>13</text:p>
          <text:p text:style-name="P46"><text:s/>2.7 Make node1 master <text:tab/>14</text:p>
          <text:p text:style-name="P46"><text:s/>2.8 Make node 2 slave <text:tab/>15</text:p>
          <text:p text:style-name="P46"><text:s/>2.9 Unlock master database tables <text:tab/>15</text:p>
          <text:p text:style-name="P46"><text:s/>2.10 Verify replication <text:tab/>15</text:p>
          <text:p text:style-name="P46"><text:s/>2.11 Write to the test table and verify both servers answers the same number <text:tab/>17</text:p>
          <text:p text:style-name="P46"><text:s/>2.12 Change datasource config in jboss<text:tab/>18</text:p>
          <text:p text:style-name="P46"><text:s/>2.13 Start Jboss application server <text:tab/>18</text:p>
          <text:p text:style-name="P46"><text:s/>2.14 Activate CA:s<text:tab/>18</text:p>
          <text:p text:style-name="P50"><text:s/>3 Fail over and fail back <text:tab/>19</text:p>
          <text:p text:style-name="P46"><text:s/>3.1 Fail over, make the slave master <text:tab/>19</text:p>
          <text:p text:style-name="P46"><text:s/>3.2 Fail-back, make the old master master again <text:tab/>22</text:p>
          <text:p text:style-name="P50"><text:s/>4 Verification and Troubleshooting <text:tab/>29</text:p>
          <text:p text:style-name="P46"><text:s/>4.1 Check the log file: <text:tab/>29</text:p>
          <text:p text:style-name="P46"><text:s/>4.2 Write to the test table and verify both servers answers the same number <text:tab/>30</text:p>
          <text:p text:style-name="P46"><text:s/>4.3 Use the show master and show slave scripts <text:tab/>31</text:p>
        </text:index-body>
      </text:table-of-content>
      <text:p text:style-name="Text_20_body"><text:bookmark text:name="1_Install_of_database_replicat"/></text:p>
      <text:h text:style-name="P48" text:outline-level="1" text:is-list-header="true"/>
      <text:h text:style-name="P49" text:outline-level="1">System preparation for database replication </text:h>
      <text:section text:style-name="Sect2" text:name="Section2">
        <text:h text:style-name="Heading_20_2" text:outline-level="2">Prerequisites </text:h>
        <text:p text:style-name="P1">Master node must be installed and running.</text:p>
        <text:p text:style-name="P1">Slave node must have syscheck installed, it will be configured during this instruction.</text:p>
        <text:h text:style-name="Heading_20_2" text:outline-level="2">Configure master- and slave-hosts ipaddresses</text:h>
        <text:p text:style-name="Text_20_body">Set THIS_NODE to NODE1(master) or NODE2(slave) <text:s/>and IP-addresses to node1 and node2</text:p>
        <text:p text:style-name="P13">on node1 AND node2 run:</text:p>
        <text:p text:style-name="P15"><text:span text:style-name="T20">smartcard20-node1:/usr/local/syscheck # </text:span><text:span text:style-name="T19">vi config/common.conf (was resources.sh</text:span><text:span text:style-name="T20"> )</text:span></text:p>
        <text:p text:style-name="P15"><text:span text:style-name="T3">#IP address or hostname to primary and secondary cluster nodes.</text:span> </text:p>
        <text:p text:style-name="P15"><text:span text:style-name="T3">THIS_NODE=</text:span><text:span text:style-name="T4">NODE1</text:span> </text:p>
        <text:p text:style-name="P15"><text:span text:style-name="T3"># master node</text:span> </text:p>
        <text:p text:style-name="P15"><text:span text:style-name="T3">HOSTNAME_NODE1=</text:span><text:span text:style-name="T5">192.168.31.140</text:span></text:p>
        <text:p text:style-name="P15"><text:span text:style-name="T3"># slave node</text:span> </text:p>
        <text:p text:style-name="P15"><text:span text:style-name="T3">HOSTNAME_NODE2=</text:span><text:span text:style-name="T5">192.168.31.142</text:span></text:p>
        <text:h text:style-name="Heading_20_2" text:outline-level="2">Configure SSH-keys </text:h>
        <text:p text:style-name="Text_20_body">Follow the instruction in syscheck-setup-and-upgrade.pdf chapter “SSH Keys installation”</text:p>
        <text:p text:style-name="Text_20_body"/>
        <text:h text:style-name="Heading_20_2" text:outline-level="2">Configure related-enabled scripts </text:h>
        <text:p text:style-name="Text_20_body">Enable these scripts to make it possible to run the copy-config command (921)</text:p>
        <text:p text:style-name="P31">user@smartcard20-node1:/usr/local/certificate-services/syscheck/related-enabled&gt; sudo ln -s ../related-available/906_ssh-copy-to-remote-machine.sh </text:p>
        <text:p text:style-name="P31">user@smartcard20-node1:/usr/local/certificate-services/syscheck/related-enabled&gt; sudo ln -s ../related-available/915_remote_command_via_ssh.sh .</text:p>
        <text:p text:style-name="P31">user@smartcard20-node1:/usr/local/certificate-services/syscheck/related-enabled&gt; sudo ln -s ../related-available/921_copy_htmf_conf.sh </text:p>
        <text:h text:style-name="Heading_20_2" text:outline-level="2">Copy config from node1 to node2 </text:h>
        <text:p text:style-name="P1">Run the backup of key config and keystore files</text:p>
        <text:p text:style-name="note"><text:soft-page-break/>Note: these files will be used in later steps during setup or upgrade</text:p>
        <text:p text:style-name="Text_20_body"/>
        <text:p text:style-name="P5">Optionally add or remove files to be copied:</text:p>
        <text:p text:style-name="P27">username@smartcard20-node1:/usr/local/syscheck/&gt; <text:span text:style-name="T2">sudo vi config/921.conf</text:span></text:p>
        <text:p text:style-name="P13">on node1 run:</text:p>
        <text:p text:style-name="P27">root@smartcard20-node1:/usr/local/syscheck/related-enabled # <text:span text:style-name="T2">./921_copy_htmf_conf.sh <text:s/>-s </text:span></text:p>
        <text:p text:style-name="P27">Screenonly output:</text:p>
        <text:p text:style-name="P27">Copying file: /usr/local/certificate-services/htmf/hardtokenmgmt.properties to:localhost dir:/tmp/backup_htmf_conf/ remotreuser:jboss sshkey: /home/jboss/.ssh/id_rsa</text:p>
        <text:p text:style-name="P27">Screenonly output:</text:p>
        <text:p text:style-name="P27">Copying file: /usr/local/certificate-services/htmf/autogenerated_hardtokenmgmt.properties to:localhost dir:/tmp/backup_htmf_conf/ remotreuser:jboss sshkey: /home/jboss/.ssh/id_rsa</text:p>
        <text:p text:style-name="P27">Screenonly output:</text:p>
        <text:p text:style-name="P27">Copying file: /usr/local/certificate-services/htmf/src/resources/globalsettings/global.properties to:localhost dir:/tmp/backup_htmf_conf/ remotreuser:jboss sshkey: /home/jboss/.ssh/id_rsa</text:p>
        <text:p text:style-name="P27">Screenonly output:</text:p>
        <text:p text:style-name="P27">Copying file: /usr/local/certificate-services/htmf/jarsigner.jks to:localhost dir:/tmp/backup_htmf_conf/ remotreuser:jboss sshkey: /home/jboss/.ssh/id_rsa</text:p>
        <text:p text:style-name="P27">Screenonly output:</text:p>
        <text:p text:style-name="P27">Copying file: /usr/local/certificate-services/ejbca/conf/ejbca.properties to:localhost dir:/tmp/backup_htmf_conf/ remotreuser:jboss sshkey: /home/jboss/.ssh/id_rsa</text:p>
        <text:p text:style-name="P27">Screenonly output:</text:p>
        <text:p text:style-name="P27">Copying file: /usr/local/certificate-services/ejbca/conf/database.properties to:localhost dir:/tmp/backup_htmf_conf/ remotreuser:jboss sshkey: /home/jboss/.ssh/id_rsa</text:p>
        <text:p text:style-name="P27">Screenonly output:</text:p>
        <text:p text:style-name="P27">Copying file: /usr/local/certificate-services/jboss/server/default/conf/keystore/keystore.jks to:localhost dir:/tmp/backup_htmf_conf/ remotreuser:jboss sshkey: /home/jboss/.ssh/id_rsa</text:p>
        <text:p text:style-name="P27">Screenonly output:</text:p>
        <text:p text:style-name="P27">Copying file: /usr/local/certificate-services/jboss/server/default/conf/keystore/truststore.jks to:localhost dir:/tmp/backup_htmf_conf/ remotreuser:jboss sshkey: /home/jboss/.ssh/id_rsa</text:p>
        <text:p text:style-name="P27">Screenonly output:</text:p>
        <text:p text:style-name="P27">Copying file: /usr/local/certificate-services/jboss/server/default/deploy/jboss-web.deployer/server.xml to:localhost dir:/tmp/backup_htmf_conf/ remotreuser:jboss sshkey: /home/jboss/.ssh/id_rsa</text:p>
        <text:h text:style-name="Heading_20_2" text:outline-level="2"><text:soft-page-break/>Configure database users and ipaddresses for nodes</text:h>
        <text:p text:style-name="Text_20_body">Verify that the database name, username, and password to access the database is correct </text:p>
        <text:p text:style-name="P13">on node1 AND node2 run:</text:p>
        <text:p text:style-name="P27">smartcard20-node1:/usr/local/syscheck # <text:span text:style-name="T1">vi config/common.conf (was resources.sh</text:span> )</text:p>
        <text:p text:style-name="P27">DB_NAME=<text:span text:style-name="T2">ejbca</text:span></text:p>
        <text:p text:style-name="P27">DB_USER=<text:span text:style-name="T2">ejbca</text:span></text:p>
        <text:p text:style-name="P27">DB_PASSWORD="<text:span text:style-name="T2">foo123</text:span>"</text:p>
        <text:p text:style-name="P1">Enter new information about replication user into syscheck config/common.sh (you need to make up the username and password, the scripts later on will create the user based on that information)</text:p>
        <text:p text:style-name="P15"><text:span text:style-name="T3"># Database replication user and password</text:span> </text:p>
        <text:p text:style-name="P15"><text:span text:style-name="T3">DBREP_USER=</text:span><text:span text:style-name="T4">ejbcarep</text:span> <text:s/></text:p>
        <text:p text:style-name="P15"><text:span text:style-name="T3">DBREP_PASSWORD="</text:span><text:span text:style-name="T4">foo123</text:span><text:span text:style-name="T3">"</text:span> </text:p>
        <text:h text:style-name="Heading_20_2" text:outline-level="2">Create mysql-user access rules on node1</text:h>
        <text:p text:style-name="P8">on node1 run:</text:p>
        <text:p text:style-name="P15"><text:span text:style-name="T3">smartcard20-node1:/usr/local/syscheck/database-replication # </text:span><text:span text:style-name="T4">./802-create-mysql-ejbca-user-db-user.sh</text:span> </text:p>
        <text:p text:style-name="P15"><text:span text:style-name="T3">Will now insert these sql:</text:span> </text:p>
        <text:p text:style-name="P15"><text:span text:style-name="T3">GRANT ALL ON ejbca.* to 'ejbca'@'10.1.1.10' IDENTIFIED BY 'foo123';</text:span> </text:p>
        <text:p text:style-name="P15"><text:span text:style-name="T3">GRANT ALL ON ejbca.* to 'ejbca'@'10.1.1.11' IDENTIFIED BY 'foo123';</text:span> </text:p>
        <text:p text:style-name="P15"><text:span text:style-name="T3">GRANT ALL ON ejbca.* to 'ejbca'@'10.1.1.12' IDENTIFIED BY 'foo123';</text:span> </text:p>
        <text:p text:style-name="P15"><text:span text:style-name="T3">select * from user where user like '%ejbca%'</text:span> </text:p>
        <text:p text:style-name="P15"><text:span text:style-name="T3">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text:span> </text:p>
        <text:p text:style-name="P15"><text:span text:style-name="T3">10.1.1.10 ejbca *1618E643E43E4921AC458E23C5E7728892CCF1A6 N N N N N N N N</text:span> <text:span text:style-name="T3">N N N N N N N N N N N N N N N N</text:span> <text:span text:style-name="T3">N N 0 0 0 0</text:span> </text:p>
        <text:p text:style-name="P15"><text:span text:style-name="T3">10.1.1.11 ejbca *1618E643E43E4921AC458E23C5E7728892CCF1A6 N N N N N N N N</text:span> <text:span text:style-name="T3">N N N N N N N N N N N N N N N N</text:span> <text:span text:style-name="T3">N N 0 0 0 0</text:span> </text:p>
        <text:p text:style-name="P15"><text:span text:style-name="T3">localhost ejbca *77805DB3940553564EF23E5EB2231A1BEB02EFC3 N N N N N N N N</text:span> <text:span text:style-name="T3">N N N N N N N N N N N N N N N N</text:span> <text:soft-page-break/><text:span text:style-name="T3">N N 0 0 0 0</text:span> </text:p>
        <text:p text:style-name="P15"><text:span text:style-name="T3">10.1.1.12 ejbca *1618E643E43E4921AC458E23C5E7728892CCF1A6 N N N N N N N N</text:span> <text:span text:style-name="T3">N N N N N N N N N N N N N N N N</text:span> <text:span text:style-name="T3">N N 0 0 0 0</text:span> </text:p>
        <text:p text:style-name="P15"><text:span text:style-name="T3">I-8021-PKI 20090311 15:57:53 smartcard20-node1: INFO - access rules inserted into mysql db ok</text:span> </text:p>
        <text:h text:style-name="Heading_20_2" text:outline-level="2">Create mysql-user access rules on node2</text:h>
        <text:p text:style-name="P8">on node2 run:</text:p>
        <text:p text:style-name="P15"><text:span text:style-name="T3">smartcard20-node2:/usr/local/syscheck/database-replication # </text:span><text:span text:style-name="T4">./802-create-mysql-ejbca-user-db-user.sh</text:span> </text:p>
        <text:p text:style-name="P15"><text:span text:style-name="T3">Will now insert these sql:</text:span> </text:p>
        <text:p text:style-name="P15"><text:span text:style-name="T3">GRANT ALL ON ejbca.* to 'ejbca'@'10.1.1.10' IDENTIFIED BY 'foo123';</text:span> </text:p>
        <text:p text:style-name="P15"><text:span text:style-name="T3">GRANT ALL ON ejbca.* to 'ejbca'@'10.1.1.11' IDENTIFIED BY 'foo123';</text:span> </text:p>
        <text:p text:style-name="P15"><text:span text:style-name="T3">GRANT ALL ON ejbca.* to 'ejbca'@'10.1.1.12' IDENTIFIED BY 'foo123';</text:span> </text:p>
        <text:p text:style-name="P15"><text:span text:style-name="T3">select * from user where user like '%ejbca%'</text:span> </text:p>
        <text:p text:style-name="P15"><text:span text:style-name="T3">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text:span> </text:p>
        <text:p text:style-name="P15"><text:span text:style-name="T3">10.1.1.10 ejbca *1618E643E43E4921AC458E23C5E7728892CCF1A6 N N N N N N N N</text:span> <text:span text:style-name="T3">N N N N N N N N N N N N N N N N</text:span> <text:span text:style-name="T3">N N 0 0 0 0</text:span></text:p>
        <text:p text:style-name="P15"><text:span text:style-name="T3">10.1.1.11 ejbca *1618E643E43E4921AC458E23C5E7728892CCF1A6 N N N N N N N N</text:span> <text:span text:style-name="T3">N N N N N N N N N N N N N N N N </text:span><text:span text:style-name="T3">N N 0 0 0 0</text:span> </text:p>
        <text:p text:style-name="P15"><text:span text:style-name="T3">localhost ejbca *77805DB3940553564EF23E5EB2231A1BEB02EFC3 N N N N N N N N</text:span> <text:span text:style-name="T3">N N N N N N N N N N N N N N N N</text:span> <text:span text:style-name="T3">N N 0 0 0 0</text:span> </text:p>
        <text:p text:style-name="P15"><text:span text:style-name="T3">10.1.1.12 ejbca *1618E643E43E4921AC458E23C5E7728892CCF1A6 N N N N N N N N</text:span> <text:span text:style-name="T3">N N N N N N N N N N N N N N N N</text:span> <text:span text:style-name="T3">N N 0 0 0 0</text:span> </text:p>
        <text:p text:style-name="P15"><text:span text:style-name="T3">I-8021-PKI 20090311 15:57:53 smartcard20-node1: INFO - access rules inserted into mysql db ok</text:span> </text:p>
        <text:h text:style-name="Heading_20_2" text:outline-level="2">Create mysql-<text:span text:style-name="T1">replication-user</text:span> <text:span text:style-name="T2">on node1</text:span></text:h>
        <text:p text:style-name="P11">on node1 run:</text:p>
        <text:p text:style-name="P15"><text:span text:style-name="T3">smartcard20-node1:/usr/local/syscheck/database-replication # </text:span><text:span text:style-name="T4">./803-create-mysql-replication-user.sh</text:span> </text:p>
        <text:p text:style-name="P15"><text:span text:style-name="T3">Host User Password Select_priv Insert_priv Update_priv Delete_priv Create_priv Drop_priv Reload_priv Shutdown_priv </text:span><text:soft-page-break/><text:span text:style-name="T3">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text:span> </text:p>
        <text:p text:style-name="P15"><text:span text:style-name="T3">10.1.1.10 ejbcarep *1618E643E43E4921AC458E23C5E7728892CCF1A6 N N N N N N N</text:span> <text:span text:style-name="T3">N N N N N N N N N N N N Y N N N</text:span> <text:span text:style-name="T3">N N N 0 0 0 0</text:span> </text:p>
        <text:p text:style-name="P15"><text:span text:style-name="T3">10.1.1.11 ejbcarep *1618E643E43E4921AC458E23C5E7728892CCF1A6 N N N N N N N</text:span> <text:span text:style-name="T3">N N N N N N N N N N N N Y N N N</text:span> <text:span text:style-name="T3">N N N 0 0 0 0</text:span> </text:p>
        <text:p text:style-name="P15"><text:span text:style-name="T3">I-8031-PKI 20090311 15:57:58 smartcard20-node1: INFO - Replication access rules inserted into mysql db ok</text:span> </text:p>
        <text:h text:style-name="Heading_20_2" text:outline-level="2">Create an empty db on node2 </text:h>
        <text:list xml:id="list1644424006" text:style-name="L1">
          <text:list-item>
            <text:p text:style-name="P42">If you got a db (from a previous install/testrun) do drop it then create a empty ejbca db!</text:p>
          </text:list-item>
          <text:list-item>
            <text:p text:style-name="P42">If yo dont got a db, ie this is a clean install, you can skip this step, and goto the creation of the empty db.</text:p>
          </text:list-item>
          <text:list-item>
            <text:p text:style-name="P42">If you are uncertain if there is a db, there is no harm in trying to do this step, it will tell you there was nothing to drop! </text:p>
          </text:list-item>
        </text:list>
        <text:p text:style-name="P8">on node2 run:</text:p>
        <text:p text:style-name="P15"><text:span text:style-name="T3">username@smartcard20-node2:/usr/local/syscheck/database-replication&gt; </text:span><text:span text:style-name="T4">./801-drop-existing-ejbca-db.sh</text:span> </text:p>
        <text:p text:style-name="P15"><text:span text:style-name="T3">root's password:</text:span> </text:p>
        <text:p text:style-name="P15"><text:span text:style-name="T3">are you really sure you want to drop and replace the ejbca db on this host?</text:span> </text:p>
        <text:p text:style-name="P15"><text:span text:style-name="T3">enter 'im-really-sure' (without the '-') to continue or ctrl-c to abort</text:span> </text:p>
        <text:p text:style-name="P15"><text:span text:style-name="T4">im really sure</text:span> </text:p>
        <text:p text:style-name="P15"><text:span text:style-name="T3">I-9041-PKI 20090309 14:44:11 smartcard20-node1: INFO - Backed up db ok (file:/backup/mysql/ejbcabackup-2009-03-09_14.44.10.sql.gz)</text:span> </text:p>
        <text:p text:style-name="P15"><text:span text:style-name="T3">Dropping the database is potentially a very bad thing to do.</text:span> </text:p>
        <text:p text:style-name="P15"><text:span text:style-name="T3">Any data stored in the database will be destroyed.</text:span> </text:p>
        <text:p text:style-name="P15"><text:span text:style-name="T3">Do you really want to drop the 'ejbca' database [y/N] </text:span><text:span text:style-name="T5">y</text:span><text:span text:style-name="T2"> </text:span></text:p>
        <text:p text:style-name="P15"><text:span text:style-name="T3">Database "ejbca" dropped</text:span> </text:p>
        <text:p text:style-name="P15"><text:span text:style-name="T3">I-8011-PKI 20090309 14:44:13 smartcard20-node1: INFO - Dropped the db ok</text:span> </text:p>
        <text:p text:style-name="P1"/>
        <text:p text:style-name="P1"><text:span text:style-name="T2">And create an empty one:</text:span> </text:p>
        <text:p text:style-name="P8"><text:soft-page-break/>on node2 run:</text:p>
        <text:p text:style-name="P15"><text:span text:style-name="T3">username@smartcard20-node2:/usr/local/syscheck/database-replication&gt; </text:span><text:span text:style-name="T4">sudo ./800-create-mysql-ejbca-db.sh</text:span> </text:p>
        <text:p text:style-name="P15"><text:span text:style-name="T3">I-8001-PKI 20090309 14:44:18 smartcard20-node2: INFO - Created the db ok</text:span> </text:p>
        <text:h text:style-name="Heading_20_2" text:outline-level="2">Configure mysql server for replication on node1</text:h>
        <text:p text:style-name="P1">Edit /etc/my.cnf and set the following options: </text:p>
        <text:p text:style-name="P8">on node1 edit:</text:p>
        <text:p text:style-name="P15"><text:span text:style-name="T3"># Replication Master Server (default)</text:span> </text:p>
        <text:p text:style-name="P15"><text:span text:style-name="T3"># binary logging is required for replication</text:span> </text:p>
        <text:p text:style-name="P15"><text:span text:style-name="T4">log-bin=mysql-bin</text:span> </text:p>
        <text:p text:style-name="P15"><text:span text:style-name="T3"># required unique id between 1 and 2^32 - 1</text:span> </text:p>
        <text:p text:style-name="P15"><text:span text:style-name="T3"># defaults to 1 if master-host is not set</text:span> </text:p>
        <text:p text:style-name="P15"><text:span text:style-name="T3"># but will not function as a master if omitted</text:span> </text:p>
        <text:p text:style-name="P15"><text:span text:style-name="T4">server-id = 1</text:span> </text:p>
        <text:h text:style-name="Heading_20_2" text:outline-level="2">Configure mysql server for replication on node2</text:h>
        <text:p text:style-name="P1">Edit /etc/my.cnf and set the following options: </text:p>
        <text:p text:style-name="P8">on node2 edit:</text:p>
        <text:p text:style-name="P15"><text:span text:style-name="T3"># Replication Master Server (default)</text:span> </text:p>
        <text:p text:style-name="P15"><text:span text:style-name="T3"># binary logging is required for replication</text:span> </text:p>
        <text:p text:style-name="P15"><text:span text:style-name="T9">log-bin=mysql-bin</text:span> </text:p>
        <text:p text:style-name="P15"><text:span text:style-name="T3">But do set server-id = 2</text:span> </text:p>
        <text:p text:style-name="P15"><text:span text:style-name="T3"># required unique id between 1 and 2^32 - 1</text:span> </text:p>
        <text:p text:style-name="P15"><text:span text:style-name="T3"># defaults to 1 if master-host is not set</text:span> </text:p>
        <text:p text:style-name="P15"><text:span text:style-name="T3"># but will not function as a master if omitted</text:span> </text:p>
        <text:p text:style-name="P26">server-id = 2</text:p>
        <text:h text:style-name="Heading_20_2" text:outline-level="2"><text:soft-page-break/>Configure the virtual IP</text:h>
        <text:p text:style-name="P1">Verify the VIP configuration in config/common.conf</text:p>
        <text:p text:style-name="P1">Check the interface name of the host:s ipaddress</text:p>
        <text:p text:style-name="P27"># ifconfig</text:p>
        <text:p text:style-name="P27"><text:span text:style-name="T2">eth0</text:span> <text:s text:c="5"/>Link encap:Ethernet <text:s/>HWaddr 00:0c:29:c2:1d:f9 <text:s/></text:p>
        <text:p text:style-name="P27"><text:s text:c="10"/>inet addr:<text:span text:style-name="T2">192.168.31.146</text:span> <text:s/>Bcast:192.168.31.255 <text:s/>Mask:255.255.255.0</text:p>
        <text:p text:style-name="P27"><text:s text:c="10"/>inet6 addr: fe80::20c:29ff:fec2:1df9/64 Scope:Link</text:p>
        <text:p text:style-name="P27"><text:s text:c="10"/>UP BROADCAST RUNNING MULTICAST <text:s/>MTU:1500 <text:s/>Metric:1</text:p>
        <text:p text:style-name="P27"><text:s text:c="10"/>RX packets:39796 errors:0 dropped:0 overruns:0 frame:0</text:p>
        <text:p text:style-name="P27"><text:s text:c="10"/>TX packets:58761 errors:0 dropped:0 overruns:0 carrier:0</text:p>
        <text:p text:style-name="P27"><text:s text:c="10"/>collisions:0 txqueuelen:1000 </text:p>
        <text:p text:style-name="P27"><text:s text:c="10"/>RX bytes:2834743 (2.7 MiB) <text:s/>TX bytes:41442017 (39.5 MiB)</text:p>
        <text:p text:style-name="P27"><text:s text:c="10"/>Interrupt:19 Base address:0x2000 </text:p>
        <text:p text:style-name="P27"/>
        <text:p text:style-name="P1">Verify the interface set in config/common.conf</text:p>
        <text:p text:style-name="P27">IF_VIRTUAL="<text:span text:style-name="T2">eth0:0</text:span>"</text:p>
        <text:p text:style-name="Text_20_body">test the activate / deactivate scripts</text:p>
        <text:p text:style-name="Text_20_body"/>
        <text:p text:style-name="P1">remove VIP from node1</text:p>
        <text:p text:style-name="P15"><text:span text:style-name="T3">smartcard20-node1:/usr/local/syscheck/related-enabled # </text:span><text:span text:style-name="T7">./912_deactivate_VIP.sh -s</text:span></text:p>
        <text:p text:style-name="P18">I-9123-PKI 20100615 17:42:05 smartcard20-node1: INFO - While deactivating, the VIP was already NOT active on this host</text:p>
        <text:p text:style-name="P1">Activate VIP on node1 again</text:p>
        <text:p text:style-name="P29">smartcard20-node1:/usr/local/certificate-services/syscheck/related-enabled# <text:span text:style-name="T2">./911_activate_VIP.sh -s </text:span></text:p>
        <text:p text:style-name="P29">I-9111-PKI 20100615 17:44:22 smartcard20-node1: INFO - Activate VIP run successfully</text:p>
        <text:p text:style-name="P1">Check if the VIP is configured that the alias interface is showing up (eth0:0) and has the correct ip, if the VIP should NOT be activated, the interface shall not be shown in ifconfig.</text:p>
        <text:p text:style-name="P27"># ifconfig</text:p>
        <text:p text:style-name="P27"><text:span text:style-name="T2">eth0</text:span> <text:s text:c="5"/>Link encap:Ethernet <text:s/>HWaddr 00:0c:29:c2:1d:f9 <text:s/></text:p>
        <text:p text:style-name="P27"><text:s text:c="10"/>inet addr:<text:span text:style-name="T2">192.168.31.146</text:span> <text:s/>Bcast:192.168.31.255 <text:s/>Mask:255.255.255.0</text:p>
        <text:p text:style-name="P27"><text:soft-page-break/><text:s text:c="10"/>inet6 addr: fe80::20c:29ff:fec2:1df9/64 Scope:Link</text:p>
        <text:p text:style-name="P27"><text:s text:c="10"/>UP BROADCAST RUNNING MULTICAST <text:s/>MTU:1500 <text:s/>Metric:1</text:p>
        <text:p text:style-name="P27"><text:s text:c="10"/>RX packets:39796 errors:0 dropped:0 overruns:0 frame:0</text:p>
        <text:p text:style-name="P27"><text:s text:c="10"/>TX packets:58761 errors:0 dropped:0 overruns:0 carrier:0</text:p>
        <text:p text:style-name="P27"><text:s text:c="10"/>collisions:0 txqueuelen:1000 </text:p>
        <text:p text:style-name="P27"><text:s text:c="10"/>RX bytes:2834743 (2.7 MiB) <text:s/>TX bytes:41442017 (39.5 MiB)</text:p>
        <text:p text:style-name="P27"><text:s text:c="10"/>Interrupt:19 Base address:0x2000 </text:p>
        <text:p text:style-name="P27"/>
        <text:p text:style-name="P27"><text:span text:style-name="T2">eth0:0 </text:span><text:s text:c="3"/>Link encap:Ethernet <text:s/>HWaddr 00:0c:29:c2:1d:f9 <text:s/></text:p>
        <text:p text:style-name="P27"><text:s text:c="10"/>inet addr:<text:span text:style-name="T2">192.168.0.10 <text:s/></text:span>Bcast:192.168.0.255 <text:s/>Mask:255.255.255.0</text:p>
        <text:p text:style-name="P27"><text:s text:c="10"/>UP BROADCAST RUNNING MULTICAST <text:s/>MTU:1500 <text:s/>Metric:1</text:p>
        <text:p text:style-name="P27"><text:s text:c="10"/>Interrupt:19 Base address:0x2000 </text:p>
        <text:p text:style-name="P15"/>
        <text:h text:style-name="P49" text:outline-level="1">Production interrupting steps to sync db from node1 to node2</text:h>
        <text:h text:style-name="Heading_20_2" text:outline-level="2">Stop jboss application server</text:h>
        <text:p text:style-name="P34">NOTE: from this step the service is unavailable!</text:p>
        <text:p text:style-name="P1"/>
        <text:p text:style-name="P1">Stop jboss on node1 and node2</text:p>
        <text:p text:style-name="P8">on node1 run:</text:p>
        <text:p text:style-name="P28">smartcard20-node1:/usr/local/certificate-services/syscheck/related-enabled# <text:span text:style-name="T2">/etc/init.d/jboss stop</text:span></text:p>
        <text:p text:style-name="P28">Stopping JBoss: …... done</text:p>
        <text:p text:style-name="P8">on node2 run:</text:p>
        <text:p text:style-name="P28">smartcard20-node2:/usr/local/certificate-services/syscheck/related-enabled# <text:span text:style-name="T2">/etc/init.d/jboss stop</text:span></text:p>
        <text:p text:style-name="P28">Stopping JBoss: …...done</text:p>
        <text:p text:style-name="Text_20_body"/>
        <text:h text:style-name="Heading_20_2" text:outline-level="2">Restart <text:s/>mysql server to make replication options take effect</text:h>
        <text:p text:style-name="P6">NOTE: this step is only needed if changes has been done to configuration of mysql-server (/etc/my.cnf)</text:p>
        <text:p text:style-name="P14">Restart mysql on both nodes</text:p>
        <text:p text:style-name="P8">on node1 run:</text:p>
        <text:p text:style-name="P15"><text:span text:style-name="T3">smartcard20-node1:/usr/local/syscheck/database-replication # </text:span><text:span text:style-name="T4">/etc/init.d/mysql restart</text:span> </text:p>
        <text:p text:style-name="P15"><text:span text:style-name="T3">Restarting service MySQL</text:span> </text:p>
        <text:p text:style-name="P15"><text:span text:style-name="T3">Shutting down service MySQL done</text:span> </text:p>
        <text:p text:style-name="P15"><text:span text:style-name="T3">Starting service MySQL done</text:span> </text:p>
        <text:p text:style-name="P15"/>
        <text:p text:style-name="P8">on node2 run:</text:p>
        <text:p text:style-name="P15"><text:span text:style-name="T3">smartcard20-node1:/usr/local/syscheck/database-replication # </text:span><text:span text:style-name="T4">/etc/init.d/mysql restart</text:span> </text:p>
        <text:p text:style-name="P15"><text:span text:style-name="T3">Restarting service MySQL</text:span> </text:p>
        <text:p text:style-name="P15"><text:soft-page-break/><text:span text:style-name="T3">Shutting down service MySQL done</text:span> </text:p>
        <text:p text:style-name="P15"><text:span text:style-name="T3">Starting service MySQL done</text:span> </text:p>
        <text:p text:style-name="P15"/>
        <text:p text:style-name="Text_20_body"/>
        <text:h text:style-name="Heading_20_2" text:outline-level="2">Lock the database <text:s text:c="2"/></text:h>
        <text:p text:style-name="P1">Now we lock the tables from writes, read statements will still work.</text:p>
        <text:p text:style-name="P1"><text:span text:style-name="T16">NOTE: This console will be occupied with this command until the steps below are done so you need screen or two terminals.</text:span> This is because the <text:span text:style-name="T15">LOCK TABLES </text:span><text:span text:style-name="T21">command will only last while the session is active, so if you exits the mysql-console the lock is automaticly unlocked, dont do that !</text:span></text:p>
        <text:p text:style-name="P8">on node1 run:</text:p>
        <text:p text:style-name="P16"><text:span text:style-name="T12">smartcard20-node1:/usr/local/syscheck/database-replication # </text:span><text:span text:style-name="T13">./811-master-node-flush-tables-with-read-lock.sh</text:span> </text:p>
        <text:p text:style-name="P19">Connecting to localhost, run this on master only!</text:p>
        <text:p text:style-name="P19">Enter manually:</text:p>
        <text:p text:style-name="P19">FLUSH TABLES WITH READ LOCK;</text:p>
        <text:p text:style-name="P19">keep the console open until the last step is done</text:p>
        <text:p text:style-name="P19">then enter:</text:p>
        <text:p text:style-name="P19">UNLOCK TABLES</text:p>
        <text:p text:style-name="P19">Welcome to the MySQL monitor. <text:s/>Commands end with ; or \g.</text:p>
        <text:p text:style-name="P19">Your MySQL connection id is 26</text:p>
        <text:p text:style-name="P19">Server version: 5.0.67 SUSE MySQL RPM</text:p>
        <text:p text:style-name="P19">Type 'help;' or '\h' for help. Type '\c' to clear the buffer.</text:p>
        <text:p text:style-name="P19">mysql&gt; FLUSH TABLES WITH READ LOCK;</text:p>
        <text:p text:style-name="P19">Query OK, 0 rows affected (0.00 sec)</text:p>
        <text:p text:style-name="P19">mysql&gt; </text:p>
        <text:p text:style-name="P33">keep this console running, until instructed to exit or run the unlock tables command.</text:p>
        <text:p text:style-name="Text_20_body"/>
        <text:h text:style-name="Heading_20_2" text:outline-level="2">Make a database backup </text:h>
        <text:p text:style-name="P8">on node1 run:</text:p>
        <text:p text:style-name="P15"><text:soft-page-break/><text:span text:style-name="T3">smartcard20-node1:/usr/local/syscheck-1.4.3b3-cluster/related-enabled # </text:span><text:span text:style-name="T4">./904_make_mysql_db_backup.sh -s</text:span> </text:p>
        <text:p text:style-name="P15"><text:span text:style-name="T3">I-9041-PKI 20090309 13:48:14 smartcard20-node1: INFO - Backed up db ok (file:</text:span><text:span text:style-name="T4">/backup/mysql/ejbcabackup-2009-03-09_13.48.13.sql.gz</text:span><text:span text:style-name="T3">)</text:span> </text:p>
        <text:p text:style-name="P15"/>
        <text:p text:style-name="P1">Write down the name of this database backup in your protocol as the last db backup before this change. If anything would go wrong this is the backup to revert to!!!</text:p>
        <text:p text:style-name="Text_20_body"/>
        <text:h text:style-name="Heading_20_2" text:outline-level="2">Transfer the database-backup to node2 </text:h>
        <text:p text:style-name="P1">Transfer it to node2: </text:p>
        <text:p text:style-name="P8">on node1 run:</text:p>
        <text:p text:style-name="P15"><text:span text:style-name="T3">jboss@smartcard20-node1:~&gt; </text:span><text:span text:style-name="T4">scp /backup/mysql/ejbcabackup-2009-03-09_13.44.55.sql.gz smartcard20-node2:</text:span> </text:p>
        <text:p text:style-name="P15"><text:span text:style-name="T3">ejbcabackup-2009-03-09_13.44.55.sql.gz 100% 1459KB 1.4MB/s 00:00</text:span> </text:p>
        <text:p text:style-name="Text_20_body">OR use ./906_ssh-copy-to-remote-machine.sh </text:p>
        <text:p text:style-name="P8">on node1 run:</text:p>
        <text:p text:style-name="P18"><text:span text:style-name="T17">smartcard20-node1:/usr/local/certificate-services/syscheck/related-enabled# </text:span><text:span text:style-name="T2">./906_ssh-copy-to-remote-machine.sh --help</text:span></text:p>
        <text:p text:style-name="P18"><text:span text:style-name="T17">smartcard20-node1:/usr/local/certificate-services/syscheck/related-enabled# </text:span><text:span text:style-name="T2">./906_ssh-copy-to-remote-machine.sh -s <text:s/>/backup/mysql//default/ejbcabackup-2010-06-15_16.03.18.sql.gz smartcard20-node2 /tmp jboss /home/jboss/.ssh/id_rsa</text:span></text:p>
        <text:p text:style-name="P15">I-9061-PKI 20100615 16:05:30 smartcard20.demo: INFO - file transfered ok</text:p>
        <text:h text:style-name="Heading_20_2" text:outline-level="2">Restore mysql database on node2 </text:h>
        <text:p text:style-name="P10">NOTE: Upto and including version 1.5.15 of syscheck <text:s/><text:span text:style-name="T17">920_restore_mysql_db_from_backup.sh don't handle the case that there is no database very good, so be sure to create a empty one first as a work around until this is fixed</text:span></text:p>
        <text:p text:style-name="P8">on node2 run:</text:p>
        <text:p text:style-name="P15"><text:span text:style-name="T3">root@smartcard20-node2:/usr/local/syscheck/related-enabled # </text:span><text:span text:style-name="T4">./920_restore_mysql_db_from_backup.sh -s /tmp/</text:span><text:span text:style-name="T7">ejbcabackup-2010-06-15_16.03.18.sql.gz</text:span> </text:p>
        <text:p text:style-name="P15"><text:span text:style-name="T3">now we'll backup the current database before we restore the one you specified</text:span> </text:p>
        <text:p text:style-name="P15"><text:span text:style-name="T3">I-9041-PKI 20090309 14:51:51 smartcard20-node2: INFO - Backed up db ok (file:/backup/mysql/ejbcabackup-2009-03-09_14.51.50.sql.gz)</text:span> </text:p>
        <text:p text:style-name="P15"><text:span text:style-name="T3">restoring the db from /home/jboss/ejbcabackup-2009-03-09_13.44.55.sql.gz</text:span> </text:p>
        <text:p text:style-name="P15"><text:span text:style-name="T3">I-9202-PKI 20090309 14:51:55 smartcard20-node2: INFO - Restored the db from file (/home/jboss/ejbcabackup-2009-03-09_13.44.55.sql.gz)</text:span> </text:p>
        <text:h text:style-name="P51" text:outline-level="2"><text:soft-page-break/>Make node1 master </text:h>
        <text:p text:style-name="P1"><text:span text:style-name="T14">Now make node1 take the role of mysql master!!</text:span> </text:p>
        <text:p text:style-name="P8">on node1 run:</text:p>
        <text:p text:style-name="P15"><text:span text:style-name="T3">smartcard20-node1:/usr/local/syscheck/database-replication # </text:span><text:span text:style-name="T4">./804-make-mysql-server-act-as-master.sh</text:span> </text:p>
        <text:p text:style-name="P15"><text:span text:style-name="T3">Are you sure you want to make this mysql server act as mysql master?</text:span> </text:p>
        <text:p text:style-name="P17">enter 'im-really-sure' (without the '-') to continiue or ctrl-c to abort</text:p>
        <text:p text:style-name="P22">im really sure</text:p>
        <text:p text:style-name="P15"><text:span text:style-name="T3">I-8041-PKI 20090312 16:34:20 smartcard20-node1: INFO - Mysql server made to act as a master</text:span> </text:p>
        <text:p text:style-name="P1"><text:span text:style-name="T1">Run the show master status command and note the log: “File” and “position”, you will need them in the next step.</text:span> </text:p>
        <text:p text:style-name="P8">on node1 run:</text:p>
        <text:p text:style-name="P15"><text:span text:style-name="T3">smartcard20-node1:/usr/local/syscheck/database-replication # </text:span><text:span text:style-name="T4">./810-show-mysql-master-status.sh</text:span> </text:p>
        <text:p text:style-name="P15"><text:span text:style-name="T3">File Position Binlog_Do_DB Binlog_Ignore_DB</text:span> </text:p>
        <text:p text:style-name="P15"><text:span text:style-name="T4">mysql-bin.000001 98</text:span> </text:p>
        <text:p text:style-name="P15"><text:span text:style-name="T3">I-8101-PKI 20090311 15:26:32 smartcard20-node1: INFO - Master status shown</text:span> </text:p>
        <text:p text:style-name="P15"><text:span text:style-name="T3">*************************** 1. row ***************************</text:span> </text:p>
        <text:p text:style-name="P15"><text:span text:style-name="T3">Id: 3</text:span> </text:p>
        <text:p text:style-name="P15"><text:span text:style-name="T3">User: root</text:span> </text:p>
        <text:p text:style-name="P15"><text:span text:style-name="T3">Host: localhost</text:span> </text:p>
        <text:p text:style-name="P15"><text:span text:style-name="T3">db: mysql</text:span> </text:p>
        <text:p text:style-name="P15"><text:span text:style-name="T3">Command: Query</text:span> </text:p>
        <text:p text:style-name="P15"><text:span text:style-name="T3">Time: 0</text:span> </text:p>
        <text:p text:style-name="P15"><text:span text:style-name="T3">State: NULL</text:span> </text:p>
        <text:p text:style-name="P15"><text:span text:style-name="T3">Info: SHOW PROCESSLIST</text:span> </text:p>
        <text:p text:style-name="P15"><text:span text:style-name="T3">I-8101-PKI 20090311 15:26:32 smartcard20-node1: INFO - Master status shown</text:span> </text:p>
        <text:p text:style-name="P15"><text:span text:style-name="T3">I-8101-PKI 20090311 15:26:32 smartcard20-node1: INFO - Master status shown</text:span> </text:p>
        <text:p text:style-name="P15"><text:soft-page-break/></text:p>
        <text:h text:style-name="Heading_20_2" text:outline-level="2">Make node 2 slave </text:h>
        <text:p text:style-name="P1"><text:span text:style-name="T1">Now it's time to start the slave</text:span> </text:p>
        <text:p text:style-name="P8">on node2 run:</text:p>
        <text:p text:style-name="P15"><text:span text:style-name="T3">smartcard20-node2:/usr/local/syscheck/database-replication # </text:span><text:span text:style-name="T4">./805-make-mysql-server-act-as-slave.sh</text:span> </text:p>
        <text:p text:style-name="P15"><text:span text:style-name="T3">Are you sure you want to make this mysql server act as mysql slave?</text:span> </text:p>
        <text:p text:style-name="P15"><text:span text:style-name="T3">Press enter to continiue, ctrl-c to abort</text:span> </text:p>
        <text:p text:style-name="P15"/>
        <text:p text:style-name="P15"><text:span text:style-name="T3">now you need to run 810-show-mysql-master-status.sh on the master node</text:span> </text:p>
        <text:p text:style-name="P15"><text:span text:style-name="T3">For a first time setup (master has never had a slave) default file='' and pos=4 is the values to use</text:span> </text:p>
        <text:p text:style-name="P15"><text:span text:style-name="T3">then enter File and Position</text:span> </text:p>
        <text:p text:style-name="P15"><text:span text:style-name="T3">Enter Log File default:[]&gt;</text:span> </text:p>
        <text:p text:style-name="P15"><text:span text:style-name="T4">mysql-bin.000001</text:span> </text:p>
        <text:p text:style-name="P15"><text:span text:style-name="T3">Enter Log Pos default:[4]&gt;</text:span> </text:p>
        <text:p text:style-name="P15"><text:span text:style-name="T4">98</text:span> </text:p>
        <text:p text:style-name="P15"><text:span text:style-name="T3">I-8051-PKI 20090312 16:48:09 smartcard20-node2: INFO - Mysql server made to act as a slave</text:span> </text:p>
        <text:h text:style-name="Heading_20_2" text:outline-level="2">Unlock master database tables </text:h>
        <text:p text:style-name="P35">In the console used to lock the tables in previous step enter the following commands:</text:p>
        <text:p text:style-name="P8">on node1 run:</text:p>
        <text:p text:style-name="P19">mysql&gt; UNLOCK TABLES;</text:p>
        <text:p text:style-name="P19">Query OK, 0 rows affected (0.00 sec)</text:p>
        <text:p text:style-name="P16">mysql&gt;</text:p>
        <text:h text:style-name="Heading_20_2" text:outline-level="2">Verify replication </text:h>
        <text:p text:style-name="P8">on node1 run:</text:p>
        <text:p text:style-name="P15"><text:span text:style-name="T3">smartcard20-node1:/usr/local/syscheck/database-replication # </text:span><text:span text:style-name="T4">./810-show-mysql-master-status.sh</text:span> </text:p>
        <text:p text:style-name="P15"><text:soft-page-break/><text:span text:style-name="T3">File Position Binlog_Do_DB Binlog_Ignore_DB</text:span> </text:p>
        <text:p text:style-name="P15"><text:span text:style-name="T4">mysql-bin.000001 4439</text:span> </text:p>
        <text:p text:style-name="P15"><text:span text:style-name="T3">I-8101-PKI 20090311 16:02:33 smartcard20-node1: INFO - Master status shown</text:span> </text:p>
        <text:p text:style-name="P15"><text:span text:style-name="T3">*************************** 1. row ***************************</text:span> </text:p>
        <text:p text:style-name="P15"><text:span text:style-name="T3">Id: 73</text:span> </text:p>
        <text:p text:style-name="P15"><text:span text:style-name="T3">User: ejbcarep</text:span> </text:p>
        <text:p text:style-name="P15"><text:span text:style-name="T3">Host: 10.15.251.247:6265</text:span> </text:p>
        <text:p text:style-name="P15"><text:span text:style-name="T3">db: NULL</text:span> </text:p>
        <text:p text:style-name="P15"><text:span text:style-name="T3">Command: Binlog Dump</text:span> </text:p>
        <text:p text:style-name="P15"><text:span text:style-name="T3">Time: 1015</text:span> </text:p>
        <text:p text:style-name="P15"><text:span text:style-name="T4">State: Has sent all binlog to slave; waiting for binlog to be updated</text:span> </text:p>
        <text:p text:style-name="P15"><text:span text:style-name="T3">Info: NULL</text:span> </text:p>
        <text:p text:style-name="P36">Here one or more connections can be described, but those are from other clients than the replication client so they are not important at this step.</text:p>
        <text:p text:style-name="P15"><text:span text:style-name="T3">*************************** 2. row ***************************</text:span> </text:p>
        <text:p text:style-name="P15"><text:span text:style-name="T3">Id: 88</text:span> </text:p>
        <text:p text:style-name="P15"><text:span text:style-name="T3">User: ejbca</text:span> </text:p>
        <text:p text:style-name="P15"><text:span text:style-name="T3">Host: localhost:24797</text:span> </text:p>
        <text:p text:style-name="P15"><text:span text:style-name="T3">db: ejbca</text:span> </text:p>
        <text:p text:style-name="P15"><text:span text:style-name="T3">Command: Sleep</text:span> </text:p>
        <text:p text:style-name="P15"><text:span text:style-name="T3">Time: 306</text:span> </text:p>
        <text:p text:style-name="P15"><text:span text:style-name="T3">State:</text:span> </text:p>
        <text:p text:style-name="P15"><text:span text:style-name="T3">Info: NULL</text:span> </text:p>
        <text:p text:style-name="P15"/>
        <text:p text:style-name="P15"><text:span text:style-name="T3">Info: SHOW PROCESSLIST</text:span> </text:p>
        <text:p text:style-name="P15"><text:span text:style-name="T3">I-8101-PKI 20090311 16:02:33 smartcard20-node1: INFO - Master status shown</text:span> </text:p>
        <text:p text:style-name="P15"><text:span text:style-name="T3">I-8101-PKI 20090311 16:02:33 smartcard20-node1: INFO - Master status shown</text:span> </text:p>
        <text:p text:style-name="P15"><text:soft-page-break/></text:p>
        <text:p text:style-name="P1"/>
        <text:p text:style-name="P1"><text:span text:style-name="T1">Check the slave</text:span> </text:p>
        <text:p text:style-name="P8">on node2 run:</text:p>
        <text:p text:style-name="P15"><text:span text:style-name="T3">smartcard20-node2:/usr/local/syscheck/database-replication # </text:span><text:span text:style-name="T4">./809-show-mysql-slave-status.sh</text:span> </text:p>
        <text:p text:style-name="P15"><text:span text:style-name="T4">Slave_IO_State Master_Host</text:span><text:span text:style-name="T3"> Master_User Master_Port Connect_Retry </text:span><text:span text:style-name="T4">Master_Log_File Read_Master_Log_Pos </text:span><text:span text:style-name="T3">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text:span> </text:p>
        <text:p text:style-name="P15"><text:span text:style-name="T3">Master_SSL_Allowed Master_SSL_CA_File Master_SSL_CA_Path Master_SSL_Cert Master_SSL_Cipher Master_SSL_Key </text:span><text:span text:style-name="T3">Seconds_Behind_Master</text:span> </text:p>
        <text:p text:style-name="P15"><text:span text:style-name="T9">Waiting for master to send event</text:span><text:span text:style-name="T8"> </text:span><text:span text:style-name="T9">10.15.251.246 </text:span><text:span text:style-name="T8">ejbcarep 3306 60 </text:span><text:span text:style-name="T9">mysql-bin.000001 4439 </text:span><text:span text:style-name="T8">smartcard20-node2-relay-bin.000003 2057 mysql-bin.000001 Yes Yes 0 0</text:span> </text:p>
        <text:p text:style-name="P15"><text:span text:style-name="T3">4439 2057 None 0 No 0</text:span> </text:p>
        <text:p text:style-name="P15"><text:span text:style-name="T3">I-8091-PKI 20090311 16:02:25 smartcard20-node2: INFO - Slave status shown</text:span> </text:p>
        <text:h text:style-name="Heading_20_2" text:outline-level="2">Write to the test table and verify both servers answers the same number </text:h>
        <text:p text:style-name="P10">NOTE: this command will use localhost as master so never run this on the slave-host then the replication of the test table will stop!</text:p>
        <text:p text:style-name="P8">on node1(master-node) run:</text:p>
        <text:p text:style-name="P15"><text:span text:style-name="T3">smartcard20-node1:/usr/local/syscheck/database-replication # </text:span><text:span text:style-name="T4">./807-test-table-create-table.sh</text:span> </text:p>
        <text:p text:style-name="P15"><text:span text:style-name="T3">creating the test table:</text:span> </text:p>
        <text:p text:style-name="P15"><text:span text:style-name="T3">smartcard20-node1:/usr/local/syscheck/database-replication # </text:span><text:span text:style-name="T4">./808-test-table-update-and-check-master-and-slave.sh</text:span> </text:p>
        <text:p text:style-name="P15"><text:span text:style-name="T3">cleaning and inserting new val: </text:span><text:span text:style-name="T4">1236784263</text:span> </text:p>
        <text:p text:style-name="P15"><text:span text:style-name="T3">values from 10.15.251.246</text:span> </text:p>
        <text:p text:style-name="P15"><text:span text:style-name="T3">value</text:span> </text:p>
        <text:p text:style-name="P15"><text:span text:style-name="T4">1236784263</text:span> </text:p>
        <text:p text:style-name="P15"><text:span text:style-name="T3">values from 10.15.251.247</text:span> </text:p>
        <text:p text:style-name="P15"><text:span text:style-name="T3">value</text:span> </text:p>
        <text:p text:style-name="P15"><text:span text:style-name="T4">1236784263</text:span> </text:p>
        <text:h text:style-name="Heading_20_2" text:outline-level="2"><text:soft-page-break/>Change datasource config in jboss</text:h>
        <text:p text:style-name="P1">Set jboss datasource on node1 </text:p>
        <text:p text:style-name="P8">on node1 run:</text:p>
        <text:p text:style-name="P28">smartcard20-node1:/usr/local/certificate-services/syscheck<text:span text:style-name="T17">/database-replication# </text:span><text:span text:style-name="T2">./806-change-active-mysql-server-in-jboss-datasource.sh node1</text:span></text:p>
        <text:p text:style-name="P32">ejbca-ds.xml in jboss switched host to 10.1.1.10</text:p>
        <text:p text:style-name="P32">remember to restart jboss when you want the change to take effect</text:p>
        <text:p text:style-name="P1">Set jboss datasource on node2</text:p>
        <text:p text:style-name="P8">on node2 run:</text:p>
        <text:p text:style-name="P28">smartcard20-node2:/usr/local/certificate-services/syscheck<text:span text:style-name="T17">/database-replication# </text:span><text:span text:style-name="T2">./806-change-active-mysql-server-in-jboss-datasource.sh node1</text:span></text:p>
        <text:p text:style-name="P32">ejbca-ds.xml in jboss switched host to 10.1.1.10</text:p>
        <text:p text:style-name="P32">remember to restart jboss when you want the change to take effect</text:p>
        <text:h text:style-name="Heading_20_2" text:outline-level="2">Start Jboss application server </text:h>
        <text:p text:style-name="P1">Start jboss on node1 </text:p>
        <text:p text:style-name="P8">on node1 run:</text:p>
        <text:p text:style-name="P28">smartcard20-node1:/usr/local/certificate-services/syscheck/related-enabled# <text:span text:style-name="T2">/etc/init.d/jboss start </text:span></text:p>
        <text:p text:style-name="P28">Starting JBoss using Java from /usr/local/certificate-services/java: Waiting for jboss server to start:......done</text:p>
        <text:p text:style-name="P1">Start jboss on node2</text:p>
        <text:p text:style-name="P8">on node2 run:</text:p>
        <text:p text:style-name="P28">smartcard20-node2:/usr/local/certificate-services/syscheck/related-enabled# <text:span text:style-name="T2">/etc/init.d/jboss start</text:span></text:p>
        <text:p text:style-name="P28">Starting JBoss using Java from /usr/local/certificate-services/java: Waiting for jboss server to start:......done</text:p>
        <text:h text:style-name="Heading_20_2" text:outline-level="2">Activate CA:s</text:h>
        <text:p text:style-name="P1">Either activate CA:s in EJBCA / The Admin Console or with Syscheck</text:p>
        <text:p text:style-name="Text_20_body">With syscheck you need to config PIN-codes into config/common.conf</text:p>
        <text:p text:style-name="P8">on node1 run:</text:p>
        <text:p text:style-name="P28">smartcard20-node1:/usr/local/certificate-services/syscheck/related-enabled# <text:span text:style-name="T2"><text:s text:c="2"/>./909_activate_CAs.sh -s</text:span></text:p>
        <text:p text:style-name="P32">Screenonly output:</text:p>
        <text:p text:style-name="P32"><text:soft-page-break/>Activating CA : <text:s/>eIDCA (./bin/ejbca.sh ca activateca eIDCA 1111)</text:p>
        <text:p text:style-name="P32">Using JBoss JNDI provider...</text:p>
        <text:p text:style-name="P32">I-9091-PKI 20100615 17:27:04 smartcard20.demo: INFO - Activate CA:s run successfully</text:p>
        <text:p text:style-name="P32">[...]</text:p>
        <text:p text:style-name="P7">NOTE: from this step on the service is again available!</text:p>
        <text:h text:style-name="Heading_20_1" text:outline-level="1">Fail over and fail back </text:h>
        <text:h text:style-name="Heading_20_2" text:outline-level="2">Fail over, make the slave master </text:h>
        <text:p text:style-name="P1">Master has problems, thus we need to make the slave accept updates i.e. make it mysql master </text:p>
        <text:h text:style-name="Heading_20_3" text:outline-level="3">Simulate master problems </text:h>
        <text:p text:style-name="Text_20_body">shut down mysql </text:p>
        <text:p text:style-name="P18">smartcard20-node1:/usr/local/syscheck/database-replication # <text:span text:style-name="T2">/etc/init.d/mysql stop</text:span></text:p>
        <text:h text:style-name="Heading_20_3" text:outline-level="3">Shut down jboss on both nodes</text:h>
        <text:p text:style-name="P15"><text:span text:style-name="T3">smartcard20-node1:/usr/local/syscheck/database-replication # </text:span><text:span text:style-name="T5">/etc/init.d/jboss stop </text:span></text:p>
        <text:p text:style-name="P18">smartcard20-node2:/usr/local/syscheck/database-replication # <text:span text:style-name="T2">/etc/init.d/jboss stop</text:span></text:p>
        <text:h text:style-name="Heading_20_3" text:outline-level="3">Diagnose slave </text:h>
        <text:p text:style-name="P1">Slave now shows it can't connect to master: </text:p>
        <text:p text:style-name="P15"><text:span text:style-name="T3">smartcard20-node2:/usr/local/syscheck/database-replication # </text:span><text:span text:style-name="T4">./809-show-mysql-slave-status.sh</text:span> </text:p>
        <text:p text:style-name="P15"><text:span text:style-name="T3">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text:span> </text:p>
        <text:p text:style-name="P15"><text:span text:style-name="T3">Master_SSL_Allowed Master_SSL_CA_File Master_SSL_CA_Path Master_SSL_Cert Master_SSL_Cipher Master_SSL_Key </text:span><text:span text:style-name="T3">Seconds_Behind_Master</text:span> </text:p>
        <text:p text:style-name="P15"><text:span text:style-name="T4">Reconnecting after a failed master event read 10.15.251.246 </text:span><text:span text:style-name="T3">ejbcarep 3306 60 mysql-bin.000001 822 smartcard20-node2-relay-bin.000002 235 mysql-bin.000001 No Yes 0</text:span> </text:p>
        <text:p text:style-name="P15"><text:span text:style-name="T3">0 822 235 None 0 No NULL</text:span> </text:p>
        <text:p text:style-name="P15"><text:span text:style-name="T3">I-8091-PKI 20090312 16:33:15 smartcard20-node2: INFO - Slave status shown</text:span> </text:p>
        <text:p text:style-name="P15"><text:soft-page-break/></text:p>
        <text:p text:style-name="P1"/>
        <text:h text:style-name="Heading_20_3" text:outline-level="3">Promote node2 to master</text:h>
        <text:p text:style-name="P1"><text:span text:style-name="T1">Now make this node take the role of mysql master</text:span> </text:p>
        <text:p text:style-name="P15"><text:span text:style-name="T3">smartcard20-node2:/usr/local/syscheck/database-replication # </text:span><text:span text:style-name="T4">./804-make-mysql-server-act-as-master.sh</text:span> </text:p>
        <text:p text:style-name="P17">Are you sure you want to make this mysql server act as mysql master?</text:p>
        <text:p text:style-name="P17">enter 'im-really-sure' (without the '-') to continiue or ctrl-c to abort</text:p>
        <text:p text:style-name="P22">im really sure</text:p>
        <text:p text:style-name="P15"><text:span text:style-name="T3">I-8041-PKI 20090312 16:34:20 smartcard20-node2: INFO - Mysql server made to act as a master</text:span> </text:p>
        <text:p text:style-name="P15"/>
        <text:p text:style-name="P1"/>
        <text:p text:style-name="P4">Check the master status </text:p>
        <text:p text:style-name="P15"><text:span text:style-name="T3">smartcard20-node2:/usr/local/syscheck/database-replication # </text:span><text:span text:style-name="T4">./810-show-mysql-master-status.sh</text:span> </text:p>
        <text:p text:style-name="P15"><text:span text:style-name="T3">File Position Binlog_Do_DB Binlog_Ignore_DB</text:span> </text:p>
        <text:p text:style-name="P15"><text:span text:style-name="T4">mysql-bin.000001 98</text:span> </text:p>
        <text:p text:style-name="P15"><text:span text:style-name="T3">I-8101-PKI 20090312 16:34:35 smartcard20-node2: INFO - Master status shown</text:span> </text:p>
        <text:p text:style-name="P15"><text:span text:style-name="T3">*************************** 1. row ***************************</text:span> </text:p>
        <text:p text:style-name="P15"><text:span text:style-name="T3">Id: 64</text:span> </text:p>
        <text:p text:style-name="P15"><text:span text:style-name="T3">User: ejbca</text:span> </text:p>
        <text:p text:style-name="P15"><text:span text:style-name="T3">Host: smartcard20-node2.demo:23152</text:span> </text:p>
        <text:p text:style-name="P15"><text:span text:style-name="T3">db: ejbca</text:span> </text:p>
        <text:p text:style-name="P15"><text:span text:style-name="T3">Command: Sleep</text:span> </text:p>
        <text:p text:style-name="P15"><text:span text:style-name="T3">Time: 313</text:span> </text:p>
        <text:p text:style-name="P15"><text:span text:style-name="T3">State:</text:span> </text:p>
        <text:p text:style-name="P15"><text:span text:style-name="T3">Info: NULL</text:span> </text:p>
        <text:p text:style-name="P36"><text:soft-page-break/>Here one or more connections can be described, but those are from other clients than the replication client so they are not important at this step.</text:p>
        <text:p text:style-name="P15"><text:span text:style-name="T3">*************************** 2. row ***************************</text:span> </text:p>
        <text:p text:style-name="P15"><text:span text:style-name="T3">Id: 65</text:span> </text:p>
        <text:p text:style-name="P15"><text:span text:style-name="T3">User: ejbca</text:span> </text:p>
        <text:p text:style-name="P15"><text:span text:style-name="T3">Host: smartcard20-node2.demo:23153</text:span> </text:p>
        <text:p text:style-name="P15"><text:span text:style-name="T3">db: ejbca</text:span> </text:p>
        <text:p text:style-name="P15"><text:span text:style-name="T3">Command: Sleep</text:span> </text:p>
        <text:p text:style-name="P15"><text:span text:style-name="T3">Time: 313</text:span> </text:p>
        <text:p text:style-name="P15"><text:span text:style-name="T3">State:</text:span> </text:p>
        <text:p text:style-name="P15"><text:span text:style-name="T3">Info: NULL</text:span> </text:p>
        <text:p text:style-name="P15"><text:span text:style-name="T3">I-8101-PKI 20090312 16:34:35 smartcard20-node2: INFO - Master status shown</text:span> </text:p>
        <text:p text:style-name="P15"><text:span text:style-name="T3">I-8101-PKI 20090312 16:34:35 smartcard20-node2: INFO - Master status shown</text:span> </text:p>
        <text:p text:style-name="P15"/>
        <text:p text:style-name="P1"><text:span text:style-name="T1">Since there is no slave we wont see that process in the list!</text:span> </text:p>
        <text:h text:style-name="Heading_20_3" text:outline-level="3">Move the virtual IP to node2</text:h>
        <text:p text:style-name="P1">Failover VIP , remove VIP from node1</text:p>
        <text:p text:style-name="P15"><text:span text:style-name="T3">smartcard20-node1:/usr/local/syscheck/related-enabled # </text:span><text:span text:style-name="T7">./912_deactivate_VIP.sh -s</text:span></text:p>
        <text:p text:style-name="P18">I-9123-PKI 20100615 17:42:05 smartcard20.demo: INFO - While deactivating, the VIP was already NOT active on this host</text:p>
        <text:p text:style-name="P1">Activate VIP on node2</text:p>
        <text:p text:style-name="P29">smartcard20:/usr/local/certificate-services/syscheck/related-enabled# <text:span text:style-name="T2">./911_activate_VIP.sh -s </text:span></text:p>
        <text:p text:style-name="P29">I-9111-PKI 20100615 17:44:22 smartcard20.demo: INFO - Activate VIP run successfully</text:p>
        <text:p text:style-name="P1">Failover jboss datasource configuration on node2 </text:p>
        <text:p text:style-name="P15"><text:span text:style-name="T3">smartcard20-node2:/usr/local/syscheck/database-replication # </text:span><text:span text:style-name="T18">./806-change-active-mysql-server-in-jboss-datasource.sh node2</text:span></text:p>
        <text:p text:style-name="P32">ejbca-ds.xml in jboss switched host to 10.1.1.11</text:p>
        <text:p text:style-name="P31">remember to restart jboss when you want the change to take effect</text:p>
        <text:p text:style-name="P15"/>
        <text:p text:style-name="P1"><text:soft-page-break/>todo: start jboss and verify funcionallity</text:p>
        <text:h text:style-name="Heading_20_3" text:outline-level="3">start jboss on node2</text:h>
        <text:p text:style-name="P16"><text:span text:style-name="T3">smartcard20-node2:/usr/local/syscheck/related-enabled # </text:span><text:span text:style-name="T5">/etc/init.d/jboss start</text:span></text:p>
        <text:h text:style-name="Heading_20_3" text:outline-level="3">Verify functionallity</text:h>
        <text:p text:style-name="Text_20_body">activate CA:s</text:p>
        <text:p text:style-name="Text_20_body">issue a CRL for each CA, write down the CRL number before(eg: 1) and after issuance(eg.:2), the CRL-number should be increased by one. after failback this number shall remain at the higer one eg. 2.</text:p>
        <text:p text:style-name="Text_20_body">optionally issue a test certificate to verify node 2 is working.</text:p>
        <text:p text:style-name="Text_20_body"/>
        <text:h text:style-name="Heading_20_2" text:outline-level="2">Fail-back, make the old master master again </text:h>
        <text:h text:style-name="Heading_20_3" text:outline-level="3">Lock tables</text:h>
        <text:p text:style-name="P1"><text:span text:style-name="T16">NOTE: This console will be occupied with this command until the steps below are done so you need screen or two terminals.</text:span> This is because the <text:span text:style-name="T15">LOCK TABLES </text:span><text:span text:style-name="T21">command will only last while the session is active, so if you exits the mysql-console the lock is automaticly unlocked, dont do that !</text:span></text:p>
        <text:p text:style-name="P5">On node2 run</text:p>
        <text:p text:style-name="P16"><text:span text:style-name="T12">smartcard20-node2:/usr/local/syscheck/database-replication # </text:span><text:span text:style-name="T13">./811-master-node-flush-tables-with-read-lock.sh</text:span> </text:p>
        <text:p text:style-name="P19">Connecting to localhost, run this on master only!</text:p>
        <text:p text:style-name="P19">Enter manually:</text:p>
        <text:p text:style-name="P19">FLUSH TABLES WITH READ LOCK;</text:p>
        <text:p text:style-name="P19">keep the console open until the last step is done</text:p>
        <text:p text:style-name="P19">then enter:</text:p>
        <text:p text:style-name="P19">UNLOCK TABLES</text:p>
        <text:p text:style-name="P19">Welcome to the MySQL monitor. <text:s/>Commands end with ; or \g.</text:p>
        <text:p text:style-name="P19">Your MySQL connection id is 26</text:p>
        <text:p text:style-name="P19">Server version: 5.0.67 SUSE MySQL RPM</text:p>
        <text:p text:style-name="P19">Type 'help;' or '\h' for help. Type '\c' to clear the buffer.</text:p>
        <text:p text:style-name="P19">mysql&gt; FLUSH TABLES WITH READ LOCK;</text:p>
        <text:p text:style-name="P19">Query OK, 0 rows affected (0.00 sec)</text:p>
        <text:p text:style-name="P19"><text:soft-page-break/>mysql&gt; </text:p>
        <text:p text:style-name="P37">keep this console running, until instructed to exit or run the unlock tables command.</text:p>
        <text:p text:style-name="P1"/>
        <text:h text:style-name="Heading_20_3" text:outline-level="3">Stop jboss application server </text:h>
        <text:p text:style-name="P1">Shutdown jboss on node1</text:p>
        <text:p text:style-name="P16"><text:span text:style-name="T3">smartcard20-node1:/usr/local/syscheck/related-enabled # </text:span><text:span text:style-name="T5">/etc/init.d/jboss stop</text:span></text:p>
        <text:p text:style-name="P24"/>
        <text:p text:style-name="P1">Shutdown jboss on node2</text:p>
        <text:p text:style-name="P16"><text:span text:style-name="T3">smartcard20-node2:/usr/local/syscheck/related-enabled # </text:span><text:span text:style-name="T5">/etc/init.d/jboss stop</text:span></text:p>
        <text:p text:style-name="P24"/>
        <text:h text:style-name="Heading_20_3" text:outline-level="3">Make a backup of the data at node2</text:h>
        <text:p text:style-name="P15"><text:span text:style-name="T3">smartcard20-node2:/usr/local/syscheck/related-enabled # </text:span><text:span text:style-name="T4">./904_make_mysql_db_backup.sh -s</text:span> </text:p>
        <text:p text:style-name="P15"><text:span text:style-name="T3">I-9041-PKI 20090312 16:44:14 smartcard20-node2: INFO - Backed up db ok (file:/backup/mysql/ejbcabackup-2009-03-12_16.44.14.sql.gz)</text:span> </text:p>
        <text:h text:style-name="Heading_20_3" text:outline-level="3">transfer backup to node1 </text:h>
        <text:p text:style-name="P15"><text:span text:style-name="T3">smartcard20-node2:/usr/local/syscheck/related-enabled # </text:span><text:span text:style-name="T4">./906_ssh-copy-to-remote-machine.sh -s /backup/mysql/ejbcabackup-2009-03-12_16.44.14.sql.gz smartcard20-node1 /tmp jboss /home/jboss/.ssh/id_rsa</text:span> </text:p>
        <text:p text:style-name="P15"><text:span text:style-name="T3">I-9061-PKI 20090312 16:44:39 smartcard20-node2: INFO - file transfered ok</text:span> </text:p>
        <text:p text:style-name="P15"/>
        <text:h text:style-name="Heading_20_3" text:outline-level="3">start MySQL-server </text:h>
        <text:p text:style-name="P1">At node1 start the database server (if it was off during recovering the server)</text:p>
        <text:p text:style-name="P16"><text:span text:style-name="T12">username@smartcard20-node1:/usr/local/syscheck-1_5_0/related-enabled&gt; </text:span><text:span text:style-name="T13">sudo /etc/init.d/mysql start</text:span></text:p>
        <text:h text:style-name="Heading_20_3" text:outline-level="3">At node1 restore the database </text:h>
        <text:p text:style-name="P16"><text:span text:style-name="T12">username@smartcard20-node1:/usr/local/syscheck-1_5_0/related-enabled&gt; </text:span><text:span text:style-name="T13">sudo ./920_restore_mysql_db_from_backup.sh</text:span><text:span text:style-name="T12"> </text:span><text:span text:style-name="T13">-s /tmp/ ejbcabackup-2009-03-12_16.44.14.sql.gz</text:span> </text:p>
        <text:p text:style-name="P25">enter 'im-really-sure' (without the '-') to continiue or ctrl-c to abort</text:p>
        <text:p text:style-name="P24"><text:soft-page-break/>im really sure</text:p>
        <text:p text:style-name="P16"><text:span text:style-name="T3">now we'll backup the current database before we restore the one you specified</text:span> </text:p>
        <text:p text:style-name="P16"><text:span text:style-name="T3">I-9041-PKI 20090327 11:09:46 sles20sp2-2: INFO - Backed up db ok (file:/backup/mysql/ejbcabackup-2009-03-27_11.09.46.sql.gz)</text:span> </text:p>
        <text:p text:style-name="P16"><text:span text:style-name="T3">restoring the db from /backup/mysql/ejbcabackup-2009-03-27_11.09.08.sql.gz</text:span> </text:p>
        <text:p text:style-name="P16"><text:span text:style-name="T3">I-9202-PKI 20090327 11:09:47 sles20sp2-2: INFO - Restored the db from file (/backup/mysql/ejbcabackup-2009-03-27_11.09.08.sql.gz)</text:span> </text:p>
        <text:h text:style-name="Heading_20_3" text:outline-level="3"><text:span text:style-name="T1">make node1 <text:s/>master <text:s/>again</text:span> </text:h>
        <text:p text:style-name="P15"><text:span text:style-name="T3">smartcard20-node1:/usr/local/syscheck/database-replication # .</text:span><text:span text:style-name="T4">/804-make-mysql-server-act-as-master.sh</text:span> </text:p>
        <text:p text:style-name="P17">Are you sure you want to make this mysql server act as mysql master?</text:p>
        <text:p text:style-name="P17">enter 'im-really-sure' (without the '-') to continiue or ctrl-c to abort</text:p>
        <text:p text:style-name="P23">im really sure</text:p>
        <text:p text:style-name="P15"><text:span text:style-name="T3">I-8041-PKI 20090312 16:47:00 smartcard20-node1: INFO - Mysql server made to act as a master</text:span> </text:p>
        <text:p text:style-name="Text_20_body"/>
        <text:h text:style-name="Heading_20_3" text:outline-level="3">Check mysql master status</text:h>
        <text:p text:style-name="P15"><text:span text:style-name="T3">smartcard20-node1:/usr/local/syscheck/database-replication # </text:span><text:span text:style-name="T4">./810-show-mysql-master-status.sh</text:span> </text:p>
        <text:p text:style-name="P15"><text:span text:style-name="T3">File Position Binlog_Do_DB Binlog_Ignore_DB</text:span> </text:p>
        <text:p text:style-name="P15"><text:span text:style-name="T4">mysql-bin.000001 98</text:span> </text:p>
        <text:p text:style-name="P15"><text:span text:style-name="T3">I-8101-PKI 20090312 16:47:08 smartcard20-node1: INFO - Master status shown</text:span> </text:p>
        <text:p text:style-name="P15"><text:span text:style-name="T3">*************************** 1. row ***************************</text:span> </text:p>
        <text:p text:style-name="P15"><text:span text:style-name="T3">Id: 5</text:span> </text:p>
        <text:p text:style-name="P15"><text:span text:style-name="T3">User: root</text:span> </text:p>
        <text:p text:style-name="P15"><text:span text:style-name="T3">Host: localhost</text:span> </text:p>
        <text:p text:style-name="P15"><text:span text:style-name="T3">db: mysql</text:span> </text:p>
        <text:p text:style-name="P15"><text:span text:style-name="T3">Command: Query</text:span> </text:p>
        <text:p text:style-name="P15"><text:span text:style-name="T3">Time: 0</text:span> </text:p>
        <text:p text:style-name="P15"><text:span text:style-name="T3">State: NULL</text:span> </text:p>
        <text:p text:style-name="P15"><text:soft-page-break/><text:span text:style-name="T3">Info: SHOW PROCESSLIST</text:span> </text:p>
        <text:p text:style-name="P15"><text:span text:style-name="T3">I-8101-PKI 20090312 16:47:08 smartcard20-node1: INFO - Master status shown</text:span> </text:p>
        <text:p text:style-name="P15"><text:span text:style-name="T3">I-8101-PKI 20090312 16:47:08 smartcard20-node1: INFO - Master status shown</text:span> </text:p>
        <text:p text:style-name="P15"/>
        <text:p text:style-name="P1"/>
        <text:h text:style-name="P47" text:outline-level="3">Make the node2 slave again, </text:h>
        <text:p text:style-name="Text_20_body"><text:span text:style-name="T1">enter YOUR values from the last commnd!</text:span> </text:p>
        <text:p text:style-name="P15"><text:span text:style-name="T3">smartcard20-node2:/usr/local/syscheck/database-replication # </text:span><text:span text:style-name="T4">./805-make-mysql-server-act-as-slave.sh</text:span> </text:p>
        <text:p text:style-name="P20">Are you sure you want to make this mysql server act as mysql slave?</text:p>
        <text:p text:style-name="P20">enter 'im-really-sure' (without the '-') to continiue or ctrl-c to abort</text:p>
        <text:p text:style-name="P22">im really sure</text:p>
        <text:p text:style-name="P15"><text:span text:style-name="T3">now you need to run 810-show-mysql-master-status.sh on the master node</text:span> </text:p>
        <text:p text:style-name="P15"><text:span text:style-name="T3">For a first time setup (master has never had a slave) default file='' and pos=4 is the values to use</text:span> </text:p>
        <text:p text:style-name="P15"><text:span text:style-name="T3">then enter File and Position</text:span> </text:p>
        <text:p text:style-name="P15"><text:span text:style-name="T3">Enter Log File default:[]&gt;</text:span> </text:p>
        <text:p text:style-name="P15"><text:span text:style-name="T4">mysql-bin.000001</text:span> </text:p>
        <text:p text:style-name="P15"><text:span text:style-name="T3">Enter Log Pos default:[4]&gt;</text:span> </text:p>
        <text:p text:style-name="P15"><text:span text:style-name="T4">98</text:span> </text:p>
        <text:p text:style-name="P15"><text:span text:style-name="T3">I-8051-PKI 20090312 16:48:09 smartcard20-node2: INFO - Mysql server made to act as a slave</text:span> </text:p>
        <text:p text:style-name="P1"/>
        <text:h text:style-name="Heading_20_3" text:outline-level="3">Unlock tables </text:h>
        <text:p text:style-name="P1">go back to the console used to lock the tables and enter:</text:p>
        <text:p text:style-name="P19">mysql&gt; UNLOCK TABLES;</text:p>
        <text:p text:style-name="P19">Query OK, 0 rows affected (0.00 sec)</text:p>
        <text:p text:style-name="P19">mysql&gt;</text:p>
        <text:p text:style-name="P1"/>
        <text:h text:style-name="Heading_20_3" text:outline-level="3"><text:soft-page-break/>Failback VIP <text:s/></text:h>
        <text:p text:style-name="Text_20_body">deactivate on node2</text:p>
        <text:p text:style-name="P15">sc20fmv-node2:/usr/local/certificate-services/syscheck/related-enabled # <text:span text:style-name="T7">./912_deactivate_VIP.sh -s</text:span></text:p>
        <text:p text:style-name="P18">I-9121-PKI 20100610 13:21:00 sc20fmv-node2: INFO - Deactivate VIP run successfully</text:p>
        <text:p text:style-name="P1">Failback VIP <text:s/>- activate on node1</text:p>
        <text:p text:style-name="P18">sc20fmv-node1:/usr/local/certificate-services/syscheck/related-enabled # <text:span text:style-name="T2">./911_activate_VIP.sh -s</text:span></text:p>
        <text:p text:style-name="P18">I-9111-PKI 20100610 13:21:06 sc20fmv-node1: INFO - Activate VIP run successfully</text:p>
        <text:p text:style-name="P1"/>
        <text:h text:style-name="Heading_20_3" text:outline-level="3">Failback jboss datasource configuration </text:h>
        <text:p text:style-name="P1">Change to node1 to use as datasource.</text:p>
        <text:p text:style-name="P43">Note: to make sure the datasource configuration is correct run this command even though the datasource configuration on node1 could be correct.</text:p>
        <text:p text:style-name="P15"><text:span text:style-name="T3">smartcard20-node1:/usr/local/syscheck/database-replication </text:span><text:span text:style-name="T10"># </text:span><text:span text:style-name="T6">./806-change-active-mysql-server-in-jboss</text:span><text:span text:style-name="T7">-datasource.sh node1</text:span></text:p>
        <text:p text:style-name="P20">ejbca-ds.xml in jboss switched host to 192.168.31.140</text:p>
        <text:p text:style-name="P20">remember to restart jboss when you want the change to take effect</text:p>
        <text:p text:style-name="P1">Change to node2 to use as datasource</text:p>
        <text:p text:style-name="P18">smartcard20-node2:/usr/local/syscheck/database-replication <text:span text:style-name="T17">#</text:span> <text:span text:style-name="T2">./806-change-active-mysql-server-in-jboss-datasource.sh node1</text:span></text:p>
        <text:p text:style-name="P18">ejbca-ds.xml in jboss switched host to 192.168.31.140</text:p>
        <text:p text:style-name="P18">remember to restart jboss when you want the change to take effect</text:p>
        <text:p text:style-name="P1"/>
        <text:h text:style-name="Heading_20_3" text:outline-level="3">Verify replication with the simple test tool</text:h>
        <text:p text:style-name="P38">All three values MUST be the same</text:p>
        <text:p text:style-name="P39">on node1 run:</text:p>
        <text:p text:style-name="P28"><text:span text:style-name="T11">smartcard20-node1:/usr/local/syscheck/database-replication </text:span># <text:span text:style-name="T2">./808-test-table-update-and-check-master-and-slave.sh </text:span></text:p>
        <text:p text:style-name="P28">cleaning and inserting new val: <text:span text:style-name="T2">1276170492</text:span></text:p>
        <text:p text:style-name="P28">values from 192.168.31.140</text:p>
        <text:p text:style-name="P28">value</text:p>
        <text:p text:style-name="P30">1276170492</text:p>
        <text:p text:style-name="P28"><text:soft-page-break/>values from 192.168.31.142</text:p>
        <text:p text:style-name="P28">value</text:p>
        <text:p text:style-name="P30">1276170492</text:p>
        <text:h text:style-name="Heading_20_3" text:outline-level="3">start jboss application server </text:h>
        <text:p text:style-name="P1">start jboss on node1</text:p>
        <text:p text:style-name="P16"><text:span text:style-name="T3">smartcard20-node1:/usr/local/syscheck/related-available # </text:span><text:span text:style-name="T5">/etc/init.d/jboss start</text:span></text:p>
        <text:p text:style-name="P21">Starting JBoss application server: Waiting for jboss server to start:</text:p>
        <text:p text:style-name="P21">.................................Jboss server is up and running.</text:p>
        <text:p text:style-name="P1"/>
        <text:p text:style-name="P1">start jboss on node2</text:p>
        <text:p text:style-name="P16"><text:span text:style-name="T3">smartcard20-node2:/usr/local/syscheck/related-available # </text:span><text:span text:style-name="T5">/etc/init.d/jboss start</text:span></text:p>
        <text:p text:style-name="P21">Starting JBoss application server: Waiting for jboss server to start:</text:p>
        <text:p text:style-name="P21">.................................Jboss server is up and running.</text:p>
        <text:p text:style-name="P1"/>
        <text:h text:style-name="Heading_20_3" text:outline-level="3">Verify replication</text:h>
        <text:p text:style-name="P1">Verify replication status – The position shall be updated from the initial “98” </text:p>
        <text:p text:style-name="P5">on node 1 run</text:p>
        <text:p text:style-name="P15"><text:span text:style-name="T3">smartcard20-node1:/usr/local/syscheck/database-replication # </text:span><text:span text:style-name="T4">./810-show-mysql-master-status.sh</text:span> </text:p>
        <text:p text:style-name="P17">File <text:s text:c="3"/>Position <text:s text:c="7"/>Binlog_Do_DB <text:s text:c="3"/>Binlog_Ignore_DB</text:p>
        <text:p text:style-name="P23">mysql-bin.000001 <text:s text:c="7"/>19528</text:p>
        <text:p text:style-name="P17">I-8101-PKI 20080504 18:09:18 sc20fmv-node1: INFO - Master status shown</text:p>
        <text:p text:style-name="P17">*************************** 1. row ***************************</text:p>
        <text:p text:style-name="P17"><text:s text:c="5"/>Id: 12</text:p>
        <text:p text:style-name="P17"><text:s text:c="3"/>User: ejbcarep</text:p>
        <text:p text:style-name="P17"><text:s text:c="3"/>Host: 192.168.31.142:35185</text:p>
        <text:p text:style-name="P17"><text:s text:c="5"/>db: NULL</text:p>
        <text:p text:style-name="P17"><text:soft-page-break/>Command: Binlog Dump</text:p>
        <text:p text:style-name="P17"><text:s text:c="3"/>Time: 2018</text:p>
        <text:p text:style-name="P23"><text:s text:c="2"/>State: Has sent all binlog to slave; waiting for binlog to be updated <text:s text:c="6"/></text:p>
        <text:p text:style-name="P17"><text:s text:c="3"/>Info: NULL</text:p>
        <text:p text:style-name="P17">*************************** 2. row ***************************</text:p>
        <text:p text:style-name="P17">&lt;...&gt;</text:p>
        <text:p text:style-name="P15"><text:span text:style-name="T3">I-8101-PKI 20090312 16:50:51 smartcard20-node1: INFO - Master status shown</text:span> </text:p>
        <text:p text:style-name="P15"><text:span text:style-name="T3">I-8101-PKI 20090312 16:50:51 smartcard20-node1: INFO - Master status shown</text:span> </text:p>
        <text:p text:style-name="P15"/>
        <text:p text:style-name="P1">show slave status, the slave must have the same file and position (or larger value on replica)</text:p>
        <text:p text:style-name="P5">on node 2 run</text:p>
        <text:p text:style-name="P15"><text:span text:style-name="T3">smartcard20-node2:/usr/local/syscheck/database-replication # </text:span><text:span text:style-name="T4">./809-show-mysql-slave-status.sh</text:span> </text:p>
        <text:p text:style-name="P17">*************************** 1. row ***************************</text:p>
        <text:p text:style-name="P17"><text:s text:c="13"/>Slave_IO_State: Waiting for master to send event</text:p>
        <text:p text:style-name="P17"><text:s text:c="16"/>Master_Host: 192.168.31.140</text:p>
        <text:p text:style-name="P17"><text:s text:c="16"/>Master_User: ejbcarep</text:p>
        <text:p text:style-name="P17"><text:s text:c="16"/>Master_Port: 3306</text:p>
        <text:p text:style-name="P17"><text:s text:c="14"/>Connect_Retry: 60</text:p>
        <text:p text:style-name="P23"><text:s text:c="12"/>Master_Log_File: mysql-bin.000001</text:p>
        <text:p text:style-name="P23"><text:s text:c="8"/>Read_Master_Log_Pos: 19528</text:p>
        <text:p text:style-name="P17"><text:s text:c="13"/>Relay_Log_File: sc20fmv-node2-relay-bin.000002</text:p>
        <text:p text:style-name="P17"><text:s text:c="14"/>Relay_Log_Pos: 19665</text:p>
        <text:p text:style-name="P17"><text:s text:c="6"/>Relay_Master_Log_File: mysql-bin.000001</text:p>
        <text:p text:style-name="P17"><text:s text:c="11"/>Slave_IO_Running: Yes</text:p>
        <text:p text:style-name="P17"><text:s text:c="10"/>Slave_SQL_Running: Yes</text:p>
        <text:p text:style-name="P17"><text:s text:c="12"/>Replicate_Do_DB: </text:p>
        <text:p text:style-name="P17"><text:s text:c="8"/>Replicate_Ignore_DB: </text:p>
        <text:p text:style-name="P17"><text:soft-page-break/><text:s text:c="9"/>Replicate_Do_Table: </text:p>
        <text:p text:style-name="P17"><text:s text:c="5"/>Replicate_Ignore_Table: </text:p>
        <text:p text:style-name="P17"><text:s text:c="4"/>Replicate_Wild_Do_Table: </text:p>
        <text:p text:style-name="P17">Replicate_Wild_Ignore_Table: </text:p>
        <text:p text:style-name="P17"><text:s text:c="17"/>Last_Errno: 0</text:p>
        <text:p text:style-name="P17"><text:s text:c="17"/>Last_Error: </text:p>
        <text:p text:style-name="P17"><text:s text:c="15"/>Skip_Counter: 0</text:p>
        <text:p text:style-name="P17"><text:s text:c="8"/>Exec_Master_Log_Pos: 19528</text:p>
        <text:p text:style-name="P17"><text:s text:c="12"/>Relay_Log_Space: 19665</text:p>
        <text:p text:style-name="P17"><text:s text:c="12"/>Until_Condition: None</text:p>
        <text:p text:style-name="P17"><text:s text:c="13"/>Until_Log_File: </text:p>
        <text:p text:style-name="P17"><text:s text:c="14"/>Until_Log_Pos: 0</text:p>
        <text:p text:style-name="P17"><text:s text:c="9"/>Master_SSL_Allowed: No</text:p>
        <text:p text:style-name="P17"><text:s text:c="9"/>Master_SSL_CA_File: </text:p>
        <text:p text:style-name="P17"><text:s text:c="9"/>Master_SSL_CA_Path: </text:p>
        <text:p text:style-name="P17"><text:s text:c="12"/>Master_SSL_Cert: </text:p>
        <text:p text:style-name="P17"><text:s text:c="10"/>Master_SSL_Cipher: </text:p>
        <text:p text:style-name="P17"><text:s text:c="13"/>Master_SSL_Key: </text:p>
        <text:p text:style-name="P17"><text:s text:c="6"/>Seconds_Behind_Master: 0</text:p>
        <text:p text:style-name="P17">I-8091-PKI 20100610 13:50:09 sc20fmv-node2: INFO - Slave status shown</text:p>
        <text:p text:style-name="P17"/>
        <text:p text:style-name="P1"/>
        <text:h text:style-name="Heading_20_1" text:outline-level="1">Verification and Troubleshooting </text:h>
        <text:p text:style-name="P1"/>
        <text:h text:style-name="Heading_20_2" text:outline-level="2">Check the log file: </text:h>
        <text:p text:style-name="P15"><text:span text:style-name="T3">smartcard20-node2:/usr/local/syscheck/database-replication # </text:span><text:span text:style-name="T4">less /var/log/mysqld.log</text:span> </text:p>
        <text:p text:style-name="P15"><text:soft-page-break/><text:span text:style-name="T3">090311 15:45:37 mysqld ended</text:span> </text:p>
        <text:p text:style-name="P15"/>
        <text:p text:style-name="P15"><text:span text:style-name="T3">090311 15:45:37 mysqld started</text:span> </text:p>
        <text:p text:style-name="P15"><text:span text:style-name="T3">090311 15:45:38 InnoDB: Started; log sequence number 0 43665</text:span> </text:p>
        <text:p text:style-name="P15"><text:span text:style-name="T3">090311 15:45:38 [Warning] Neither --relay-log nor --relay-log-index were used; so replication may break when this MySQL serve</text:span> </text:p>
        <text:p text:style-name="P15"><text:span text:style-name="T3">r acts as a slave and has his hostname changed!! Please use '--relay-log=smartcard20-node2-relay-bin' to avoid this problem.</text:span> </text:p>
        <text:p text:style-name="P15"><text:span text:style-name="T3">090311 15:45:38 [Note] /usr/sbin/mysqld: ready for connections.</text:span> </text:p>
        <text:p text:style-name="P15"><text:span text:style-name="T3">Version: '5.0.26' socket: '/var/lib/mysql/mysql.sock' port: 3306 SUSE MySQL RPM</text:span> </text:p>
        <text:p text:style-name="P15"><text:span text:style-name="T3">090311 15:45:38 [Note] Slave SQL thread initialized, starting replication in log 'mysql-bin.000001' at position 2617, relay l</text:span> </text:p>
        <text:p text:style-name="P15"><text:span text:style-name="T3">og './smartcard20-node2-relay-bin.000001' position: 98</text:span> </text:p>
        <text:p text:style-name="P15"><text:span text:style-name="T3">090311 15:45:38 [Note] Slave I/O thread: connected to master 'ejbcarep@10.15.251.246:3306', replication started in log 'mysq</text:span> </text:p>
        <text:p text:style-name="P15"><text:span text:style-name="T3">l-bin.000001' at position 2617</text:span> </text:p>
        <text:p text:style-name="P15"/>
        <text:p text:style-name="P1"/>
        <text:h text:style-name="Heading_20_2" text:outline-level="2">Write to the test table and verify both servers answers the same number </text:h>
        <text:p text:style-name="P12">NOTE Must be on master node (normally node1) run:</text:p>
        <text:p text:style-name="P15"><text:span text:style-name="T3">smartcard20-node1:/usr/local/syscheck/database-replication # </text:span><text:span text:style-name="T4">./807-test-table-create-table.sh</text:span> </text:p>
        <text:p text:style-name="P15"><text:span text:style-name="T3">creating the test table:</text:span> </text:p>
        <text:p text:style-name="P15"><text:span text:style-name="T3">smartcard20-node1:/usr/local/syscheck/database-replication # </text:span><text:span text:style-name="T4">./808-test-table-update-and-check-master-and-slave.sh</text:span> </text:p>
        <text:p text:style-name="P15"><text:span text:style-name="T3">cleaning and inserting new val: </text:span><text:span text:style-name="T4">1236784263</text:span> </text:p>
        <text:p text:style-name="P15"><text:span text:style-name="T3">values from 10.15.251.246</text:span> </text:p>
        <text:p text:style-name="P15"><text:span text:style-name="T3">value</text:span> </text:p>
        <text:p text:style-name="P15"><text:span text:style-name="T4">1236784263</text:span> </text:p>
        <text:p text:style-name="P15"><text:span text:style-name="T3">values from 10.15.251.247</text:span> </text:p>
        <text:p text:style-name="P15"><text:span text:style-name="T3">value</text:span> </text:p>
        <text:p text:style-name="P15"><text:soft-page-break/><text:span text:style-name="T4">1236784263</text:span> </text:p>
        <text:p text:style-name="P15"/>
        <text:p text:style-name="P1"/>
        <text:h text:style-name="Heading_20_2" text:outline-level="2">Use the show master and show slave scripts </text:h>
        <text:p text:style-name="P1"/>
        <text:p text:style-name="P14">Run this script on the master!</text:p>
        <text:p text:style-name="P9">on master-host run: (since this can change back an forth, you need to know which host is master)</text:p>
        <text:p text:style-name="P15"><text:span text:style-name="T3">smartcard20-node1:/usr/local/syscheck/database-replication # </text:span><text:span text:style-name="T4">./810-show-mysql-master-status.sh</text:span> </text:p>
        <text:p text:style-name="P15"><text:span text:style-name="T3">File Position Binlog_Do_DB Binlog_Ignore_DB</text:span> </text:p>
        <text:p text:style-name="P15"><text:span text:style-name="T4">mysql-bin.000001 6106</text:span> </text:p>
        <text:p text:style-name="P15"><text:span text:style-name="T3">I-8101-PKI 20090311 16:22:44 smartcard20-node1: INFO - Master status shown</text:span> </text:p>
        <text:p text:style-name="P15"><text:span text:style-name="T3">*************************** 1. row ***************************</text:span> </text:p>
        <text:p text:style-name="P15"><text:span text:style-name="T3">Id: 73</text:span> </text:p>
        <text:p text:style-name="P15"><text:span text:style-name="T3">User: ejbcarep</text:span> </text:p>
        <text:p text:style-name="P15"><text:span text:style-name="T3">Host: 10.15.251.247:6265</text:span> </text:p>
        <text:p text:style-name="P15"><text:span text:style-name="T3">db: NULL</text:span> </text:p>
        <text:p text:style-name="P15"><text:span text:style-name="T3">Command: Binlog Dump</text:span> </text:p>
        <text:p text:style-name="P15"><text:span text:style-name="T3">Time: 2226</text:span> </text:p>
        <text:p text:style-name="P15"><text:span text:style-name="T4">State: Has sent all binlog to slave; waiting for binlog to be updated</text:span> </text:p>
        <text:p text:style-name="P15"><text:span text:style-name="T3">Info: NULL</text:span> </text:p>
        <text:p text:style-name="Text_20_body">[usally several more connection]</text:p>
        <text:p text:style-name="P15"><text:span text:style-name="T3">*************************** 7. row ***************************</text:span> </text:p>
        <text:p text:style-name="P15"><text:span text:style-name="T3">Id: 148</text:span> </text:p>
        <text:p text:style-name="P15"><text:span text:style-name="T3">User: root</text:span> </text:p>
        <text:p text:style-name="P15"><text:span text:style-name="T3">Host: localhost</text:span> </text:p>
        <text:p text:style-name="P15"><text:span text:style-name="T3">db: mysql</text:span> </text:p>
        <text:p text:style-name="P15"><text:soft-page-break/><text:span text:style-name="T3">Command: Query</text:span> </text:p>
        <text:p text:style-name="P15"><text:span text:style-name="T3">Time: 0</text:span> </text:p>
        <text:p text:style-name="P15"><text:span text:style-name="T3">State: NULL</text:span> </text:p>
        <text:p text:style-name="P15"><text:span text:style-name="T3">Info: SHOW PROCESSLIST</text:span> </text:p>
        <text:p text:style-name="P15"><text:span text:style-name="T3">I-8101-PKI 20090311 16:22:44 smartcard20-node1: INFO - Master status shown</text:span> </text:p>
        <text:p text:style-name="P15"><text:span text:style-name="T3">I-8101-PKI 20090311 16:22:44 smartcard20-node1: INFO - Master status shown</text:span> </text:p>
        <text:p text:style-name="P15"/>
        <text:p text:style-name="P1"><text:span text:style-name="T1">It’s important the master show status says:</text:span> </text:p>
        <text:p text:style-name="P1"><text:span text:style-name="T1">State: Has sent all binlog to slave; waiting for binlog to be updated</text:span> </text:p>
        <text:p text:style-name="P1"/>
        <text:p text:style-name="P1"><text:span text:style-name="T1">And then compare the logfilename and log_pos with slave show status</text:span> </text:p>
        <text:p text:style-name="P1"/>
        <text:p text:style-name="P1"/>
        <text:p text:style-name="P1"><text:span text:style-name="T1">Run this script on the slave!</text:span> </text:p>
        <text:p text:style-name="P8">on slave-host run:</text:p>
        <text:p text:style-name="P15"><text:span text:style-name="T3">smartcard20-node2:/usr/local/syscheck/database-replication # </text:span><text:span text:style-name="T4">./809-show-mysql-slave-status.sh</text:span> </text:p>
        <text:p text:style-name="P15"><text:span text:style-name="T4">Slave_IO_State Master_Host </text:span><text:span text:style-name="T3">Master_User Master_Port Connect_Retry </text:span><text:span text:style-name="T4">Master_Log_File Read_Master_Log_Pos </text:span><text:span text:style-name="T3">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text:span> </text:p>
        <text:p text:style-name="P15"><text:span text:style-name="T3">Master_SSL_Allowed Master_SSL_CA_File Master_SSL_CA_Path Master_SSL_Cert Master_SSL_Cipher Master_SSL_Key Seconds_Behind_Master</text:span> </text:p>
        <text:p text:style-name="P15"><text:span text:style-name="T4">Waiting for master to send event 10.15.251.246 </text:span><text:span text:style-name="T3">ejbcarep 3306 60 </text:span><text:span text:style-name="T4">mysql-bin.000001 6106</text:span><text:span text:style-name="T3"> smartcard20-node2-relay-bin.000003 3724 mysql-bin.000001 </text:span><text:span text:style-name="T8">Yes </text:span><text:span text:style-name="T3">Yes 0 0</text:span> </text:p>
        <text:p text:style-name="P15"><text:span text:style-name="T3">6106 3724 None 0 No 0</text:span> </text:p>
        <text:p text:style-name="P15"><text:span text:style-name="T3">I-8091-PKI 20090311 16:23:24 smartcard20-node2: INFO - Slave status shown</text:span> </text:p>
        <text:p text:style-name="P15"/>
        <text:p text:style-name="P1">Here it’s important the slave states it waits for master to send updates, has the right ip to the master and the same Logfilename and log_pos is the same as master show status shows.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Courier New" svg:font-family="'Courier New'"/>
    <style:font-face style:name="Liberation Sans" svg:font-family="'Liberation Sans', Arial, sans-serif"/>
    <style:font-face style:name="OpenSymbol" svg:font-family="OpenSymbol"/>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Times New Roman1" fo:font-size="12pt" style:font-name-asian="Times New Roman1" style:font-size-asian="12pt" style:font-name-complex="Times New Roman1" style:font-size-complex="12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de" style:family="paragraph" style:parent-style-name="Text_20_body">
      <style:paragraph-properties fo:margin-top="0cm" fo:margin-bottom="0.499cm"/>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note" style:family="paragraph" style:parent-style-name="Text_20_body" style:next-style-name="Text_20_body" style:class="text" style:master-page-name="">
      <style:paragraph-properties style:page-number="auto" fo:background-color="#ffff00">
        <style:background-image/>
      </style:paragraph-properties>
      <style:text-properties fo:font-style="italic"/>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Footer"><text:title>database-replication-and-failover</text:title><text:tab/><text:tab/>Page <text:page-number text:select-page="current">32</text:page-number>/<text:page-count>32</text:page-count></text:p>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database-replication-and-failover</dc:title>
    <meta:creation-date>2009-03-28T14:47:44</meta:creation-date>
    <dc:language>en-US</dc:language>
    <meta:editing-cycles>28</meta:editing-cycles>
    <meta:editing-duration>PT73H32M34S</meta:editing-duration>
    <dc:date>2010-11-23T12:24:06</dc:date>
    <dc:creator>Henrik Andreasson</dc:creator>
    <meta:document-statistic meta:table-count="0" meta:image-count="0" meta:object-count="0" meta:page-count="32" meta:paragraph-count="717" meta:word-count="4834" meta:character-count="40659"/>
    <meta:user-defined meta:name="Info 1"/>
    <meta:user-defined meta:name="Info 2"/>
    <meta:user-defined meta:name="Info 3"/>
    <meta:user-defined meta:name="Info 4"/>
    <meta:hyperlink-behaviour office:target-frame-name="_top" xlink:show="replace"/>
  </office:meta>
</office:document-meta>
</file>